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26mm"/>
    </style:style>
    <style:style style:name="co3" style:family="table-column">
      <style:table-column-properties fo:break-before="auto" style:column-width="29.44mm"/>
    </style:style>
    <style:style style:name="co4" style:family="table-column">
      <style:table-column-properties fo:break-before="auto" style:column-width="9.38mm"/>
    </style:style>
    <style:style style:name="co5" style:family="table-column">
      <style:table-column-properties fo:break-before="auto" style:column-width="16.86mm"/>
    </style:style>
    <style:style style:name="co6" style:family="table-column">
      <style:table-column-properties fo:break-before="auto" style:column-width="21.27mm"/>
    </style:style>
    <style:style style:name="co7" style:family="table-column">
      <style:table-column-properties fo:break-before="auto" style:column-width="11.61mm"/>
    </style:style>
    <style:style style:name="co8" style:family="table-column">
      <style:table-column-properties fo:break-before="auto" style:column-width="10.21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13.53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9.45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5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"/>
    <style:style style:name="ce2" style:family="table-cell" style:parent-style-name="Default" style:data-style-name="N106"/>
    <style:style style:name="ce3" style:family="table-cell" style:parent-style-name="Default" style:data-style-name="N107"/>
    <style:style style:name="ce4" style:family="table-cell" style:parent-style-name="Default" style:data-style-name="N6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center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fo:margin-left="0mm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</office:automatic-styles>
  <office:body>
    <office:spreadsheet>
      <table:table table:name="umrechnung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ce3"/>
        <table:table-column table:style-name="co12" table:default-cell-style-name="ce3"/>
        <table:table-column table:style-name="co1" table:number-columns-repeated="2" table:default-cell-style-name="Default"/>
        <table:table-column table:style-name="co11" table:default-cell-style-name="ce3"/>
        <table:table-column table:style-name="co12" table:default-cell-style-name="ce3"/>
        <table:table-row table:style-name="ro3">
          <table:table-cell table:number-columns-repeated="4"/>
          <table:table-cell office:value-type="string" calcext:value-type="string">
            <text:p>Spannungsteiler</text:p>
          </table:table-cell>
          <table:table-cell office:value-type="string" calcext:value-type="string">
            <text:p>U =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 =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y=ax3+bx2+cx+d</text:p>
          </table:table-cell>
          <table:table-cell table:number-columns-repeated="7"/>
          <table:table-cell office:value-type="string" calcext:value-type="string">
            <text:p>wert vom ad wandler</text:p>
          </table:table-cell>
          <table:table-cell/>
          <table:table-cell office:value-type="string" calcext:value-type="string">
            <text:p>und wieder zur”uck</text:p>
          </table:table-cell>
          <table:table-cell/>
          <table:table-cell office:value-type="string" calcext:value-type="string">
            <text:p>Y = ax+b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Y = ax2 + bx + c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abw</text:p>
          </table:table-cell>
        </table:table-row>
        <table:table-row table:style-name="ro3">
          <table:table-cell office:value-type="string" calcext:value-type="string">
            <text:p>°C =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=</text:p>
          </table:table-cell>
          <table:table-cell office:value-type="float" office:value="-0.073294483" calcext:value-type="float">
            <text:p>-0,073294483</text:p>
          </table:table-cell>
          <table:table-cell/>
          <table:table-cell office:value-type="string" calcext:value-type="string">
            <text:p>R2 =</text:p>
          </table:table-cell>
          <table:table-cell table:formula="of:=[.$D$3]*([.B3]^3)+[.$D$4]*([.B3]^2)+[.$D$5]*([.B3])+[.$D$6]" office:value-type="float" office:value="17700.666217" calcext:value-type="float">
            <text:p>17701</text:p>
          </table:table-cell>
          <table:table-cell office:value-type="string" calcext:value-type="string">
            <text:p>U2 = </text:p>
          </table:table-cell>
          <table:table-cell table:style-name="ce2" table:formula="of:=([.$G$1]*[.G3])/([.$I$1]+[.G3])" office:value-type="float" office:value="3.19498926096894" calcext:value-type="float">
            <text:p>3,195</text:p>
          </table:table-cell>
          <table:table-cell/>
          <table:table-cell table:formula="of:=2*[.I3]*102.3" office:value-type="float" office:value="653.694802794244" calcext:value-type="float">
            <text:p>654</text:p>
          </table:table-cell>
          <table:table-cell table:number-columns-repeated="3"/>
          <table:table-cell office:value-type="string" calcext:value-type="string">
            <text:p>A = </text:p>
          </table:table-cell>
          <table:table-cell office:value-type="float" office:value="-0.11737802" calcext:value-type="float">
            <text:p>-0,11737802</text:p>
          </table:table-cell>
          <table:table-cell table:formula="of:= [.$P$3]*[.K3]+[.$P$4]" office:value-type="float" office:value="8.81784136372114" calcext:value-type="float">
            <text:p>8,8</text:p>
          </table:table-cell>
          <table:table-cell table:formula="of:=[.B3]-[.Q3]" office:value-type="float" office:value="1.18215863627886" calcext:value-type="float">
            <text:p>1,2</text:p>
          </table:table-cell>
          <table:table-cell office:value-type="string" calcext:value-type="string">
            <text:p>A =</text:p>
          </table:table-cell>
          <table:table-cell table:style-name="ce4" office:value-type="float" office:value="0.000069930561" calcext:value-type="float">
            <text:p>6,99E-005</text:p>
          </table:table-cell>
          <table:table-cell table:formula="of:=[.$T$3]*([.K3]^2)+[.$T$4]*[.K3]+[.$T$5]" office:value-type="float" office:value="10.657636168755" calcext:value-type="float">
            <text:p>10,7</text:p>
          </table:table-cell>
          <table:table-cell table:formula="of:=[.B3]-[.U3]" office:value-type="float" office:value="-0.657636168754962" calcext:value-type="float">
            <text:p>-0,7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 =</text:p>
          </table:table-cell>
          <table:table-cell office:value-type="float" office:value="13.188508" calcext:value-type="float">
            <text:p>13,188508</text:p>
          </table:table-cell>
          <table:table-cell table:number-columns-repeated="2"/>
          <table:table-cell table:formula="of:=[.$D$3]*([.B4]^3)+[.$D$4]*([.B4]^2)+[.$D$5]*([.B4])+[.$D$6]" office:value-type="float" office:value="17051.281501127" calcext:value-type="float">
            <text:p>17051</text:p>
          </table:table-cell>
          <table:table-cell office:value-type="string" calcext:value-type="string">
            <text:p>spannung</text:p>
          </table:table-cell>
          <table:table-cell table:style-name="ce2" table:formula="of:=([.$G$1]*[.G4])/([.$I$1]+[.G4])" office:value-type="float" office:value="3.1516587301819" calcext:value-type="float">
            <text:p>3,152</text:p>
          </table:table-cell>
          <table:table-cell/>
          <table:table-cell table:formula="of:=2*[.I4]*102.3" office:value-type="float" office:value="644.829376195216" calcext:value-type="float">
            <text:p>645</text:p>
          </table:table-cell>
          <table:table-cell table:number-columns-repeated="3"/>
          <table:table-cell office:value-type="string" calcext:value-type="string">
            <text:p>B =</text:p>
          </table:table-cell>
          <table:table-cell office:value-type="float" office:value="85.547243" calcext:value-type="float">
            <text:p>85,547243</text:p>
          </table:table-cell>
          <table:table-cell table:formula="of:= [.$P$3]*[.K4]+[.$P$4]" office:value-type="float" office:value="9.85844758437037" calcext:value-type="float">
            <text:p>9,9</text:p>
          </table:table-cell>
          <table:table-cell table:formula="of:=[.B4]-[.Q4]" office:value-type="float" office:value="1.14155241562963" calcext:value-type="float">
            <text:p>1,1</text:p>
          </table:table-cell>
          <table:table-cell office:value-type="string" calcext:value-type="string">
            <text:p>B =</text:p>
          </table:table-cell>
          <table:table-cell office:value-type="float" office:value="-0.17929916" calcext:value-type="float">
            <text:p>-0,17929916</text:p>
          </table:table-cell>
          <table:table-cell table:formula="of:=[.$T$3]*([.K4]^2)+[.$T$4]*[.K4]+[.$T$5]" office:value-type="float" office:value="11.4421611350298" calcext:value-type="float">
            <text:p>11,4</text:p>
          </table:table-cell>
          <table:table-cell table:formula="of:=[.B4]-[.U4]" office:value-type="float" office:value="-0.442161135029835" calcext:value-type="float">
            <text:p>-0,4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 = </text:p>
          </table:table-cell>
          <table:table-cell office:value-type="float" office:value="-902.08291" calcext:value-type="float">
            <text:p>-902,08291</text:p>
          </table:table-cell>
          <table:table-cell table:number-columns-repeated="2"/>
          <table:table-cell table:formula="of:=[.$D$3]*([.B5]^3)+[.$D$4]*([.B5]^2)+[.$D$5]*([.B5])+[.$D$6]" office:value-type="float" office:value="16423.436365376" calcext:value-type="float">
            <text:p>16423</text:p>
          </table:table-cell>
          <table:table-cell office:value-type="string" calcext:value-type="string">
            <text:p>am NTC</text:p>
          </table:table-cell>
          <table:table-cell table:style-name="ce2" table:formula="of:=([.$G$1]*[.G5])/([.$I$1]+[.G5])" office:value-type="float" office:value="3.1077404426656" calcext:value-type="float">
            <text:p>3,108</text:p>
          </table:table-cell>
          <table:table-cell/>
          <table:table-cell table:formula="of:=2*[.I5]*102.3" office:value-type="float" office:value="635.843694569382" calcext:value-type="float">
            <text:p>636</text:p>
          </table:table-cell>
          <table:table-cell table:number-columns-repeated="5"/>
          <table:table-cell table:formula="of:= [.$P$3]*[.K5]+[.$P$4]" office:value-type="float" office:value="10.9131691019612" calcext:value-type="float">
            <text:p>10,9</text:p>
          </table:table-cell>
          <table:table-cell table:formula="of:=[.B5]-[.Q5]" office:value-type="float" office:value="1.08683089803884" calcext:value-type="float">
            <text:p>1,1</text:p>
          </table:table-cell>
          <table:table-cell office:value-type="string" calcext:value-type="string">
            <text:p>C =</text:p>
          </table:table-cell>
          <table:table-cell office:value-type="float" office:value="97.982055" calcext:value-type="float">
            <text:p>97,982055</text:p>
          </table:table-cell>
          <table:table-cell table:formula="of:=[.$T$3]*([.K5]^2)+[.$T$4]*[.K5]+[.$T$5]" office:value-type="float" office:value="12.2485449535249" calcext:value-type="float">
            <text:p>12,2</text:p>
          </table:table-cell>
          <table:table-cell table:formula="of:=[.B5]-[.U5]" office:value-type="float" office:value="-0.24854495352487" calcext:value-type="float">
            <text:p>-0,2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 =</text:p>
          </table:table-cell>
          <table:table-cell office:value-type="float" office:value="25475.939" calcext:value-type="float">
            <text:p>25475,939</text:p>
          </table:table-cell>
          <table:table-cell table:number-columns-repeated="2"/>
          <table:table-cell table:formula="of:=[.$D$3]*([.B6]^3)+[.$D$4]*([.B6]^2)+[.$D$5]*([.B6])+[.$D$6]" office:value-type="float" office:value="15816.691042849" calcext:value-type="float">
            <text:p>15817</text:p>
          </table:table-cell>
          <table:table-cell/>
          <table:table-cell table:style-name="ce2" table:formula="of:=([.$G$1]*[.G6])/([.$I$1]+[.G6])" office:value-type="float" office:value="3.0632684522965" calcext:value-type="float">
            <text:p>3,063</text:p>
          </table:table-cell>
          <table:table-cell/>
          <table:table-cell table:formula="of:=2*[.I6]*102.3" office:value-type="float" office:value="626.744725339864" calcext:value-type="float">
            <text:p>627</text:p>
          </table:table-cell>
          <table:table-cell table:number-columns-repeated="5"/>
          <table:table-cell table:formula="of:= [.$P$3]*[.K6]+[.$P$4]" office:value-type="float" office:value="11.9811880941629" calcext:value-type="float">
            <text:p>12,0</text:p>
          </table:table-cell>
          <table:table-cell table:formula="of:=[.B6]-[.Q6]" office:value-type="float" office:value="1.01881190583707" calcext:value-type="float">
            <text:p>1,0</text:p>
          </table:table-cell>
          <table:table-cell table:number-columns-repeated="2"/>
          <table:table-cell table:formula="of:=[.$T$3]*([.K6]^2)+[.$T$4]*[.K6]+[.$T$5]" office:value-type="float" office:value="13.0766025032951" calcext:value-type="float">
            <text:p>13,1</text:p>
          </table:table-cell>
          <table:table-cell table:formula="of:=[.B6]-[.U6]" office:value-type="float" office:value="-0.0766025032950495" calcext:value-type="float">
            <text:p>-0,1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table:formula="of:=[.$D$3]*([.B7]^3)+[.$D$4]*([.B7]^2)+[.$D$5]*([.B7])+[.$D$6]" office:value-type="float" office:value="15230.605766648" calcext:value-type="float">
            <text:p>15231</text:p>
          </table:table-cell>
          <table:table-cell/>
          <table:table-cell table:style-name="ce2" table:formula="of:=([.$G$1]*[.G7])/([.$I$1]+[.G7])" office:value-type="float" office:value="3.01827984383576" calcext:value-type="float">
            <text:p>3,018</text:p>
          </table:table-cell>
          <table:table-cell/>
          <table:table-cell table:formula="of:=2*[.I7]*102.3" office:value-type="float" office:value="617.540056048797" calcext:value-type="float">
            <text:p>618</text:p>
          </table:table-cell>
          <table:table-cell table:number-columns-repeated="5"/>
          <table:table-cell table:formula="of:= [.$P$3]*[.K7]+[.$P$4]" office:value-type="float" office:value="13.0616139503032" calcext:value-type="float">
            <text:p>13,1</text:p>
          </table:table-cell>
          <table:table-cell table:formula="of:=[.B7]-[.Q7]" office:value-type="float" office:value="0.938386049696803" calcext:value-type="float">
            <text:p>0,9</text:p>
          </table:table-cell>
          <table:table-cell table:number-columns-repeated="2"/>
          <table:table-cell table:formula="of:=[.$T$3]*([.K7]^2)+[.$T$4]*[.K7]+[.$T$5]" office:value-type="float" office:value="13.926061181932" calcext:value-type="float">
            <text:p>13,9</text:p>
          </table:table-cell>
          <table:table-cell table:formula="of:=[.B7]-[.U7]" office:value-type="float" office:value="0.0739388180679583" calcext:value-type="float">
            <text:p>0,1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table:formula="of:=[.$D$3]*([.B8]^3)+[.$D$4]*([.B8]^2)+[.$D$5]*([.B8])+[.$D$6]" office:value-type="float" office:value="14664.740769875" calcext:value-type="float">
            <text:p>14665</text:p>
          </table:table-cell>
          <table:table-cell/>
          <table:table-cell table:style-name="ce2" table:formula="of:=([.$G$1]*[.G8])/([.$I$1]+[.G8])" office:value-type="float" office:value="2.97281469663492" calcext:value-type="float">
            <text:p>2,973</text:p>
          </table:table-cell>
          <table:table-cell/>
          <table:table-cell table:formula="of:=2*[.I8]*102.3" office:value-type="float" office:value="608.237886931506" calcext:value-type="float">
            <text:p>608</text:p>
          </table:table-cell>
          <table:table-cell table:number-columns-repeated="5"/>
          <table:table-cell table:formula="of:= [.$P$3]*[.K8]+[.$P$4]" office:value-type="float" office:value="14.153484142996" calcext:value-type="float">
            <text:p>14,2</text:p>
          </table:table-cell>
          <table:table-cell table:formula="of:=[.B8]-[.Q8]" office:value-type="float" office:value="0.846515857003993" calcext:value-type="float">
            <text:p>0,8</text:p>
          </table:table-cell>
          <table:table-cell table:number-columns-repeated="2"/>
          <table:table-cell table:formula="of:=[.$T$3]*([.K8]^2)+[.$T$4]*[.K8]+[.$T$5]" office:value-type="float" office:value="14.7965565008489" calcext:value-type="float">
            <text:p>14,8</text:p>
          </table:table-cell>
          <table:table-cell table:formula="of:=[.B8]-[.U8]" office:value-type="float" office:value="0.203443499151135" calcext:value-type="float">
            <text:p>0,2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formula="of:=[.$D$3]*([.B9]^3)+[.$D$4]*([.B9]^2)+[.$D$5]*([.B9])+[.$D$6]" office:value-type="float" office:value="14118.656285632" calcext:value-type="float">
            <text:p>14119</text:p>
          </table:table-cell>
          <table:table-cell/>
          <table:table-cell table:style-name="ce2" table:formula="of:=([.$G$1]*[.G9])/([.$I$1]+[.G9])" office:value-type="float" office:value="2.92691601854345" calcext:value-type="float">
            <text:p>2,927</text:p>
          </table:table-cell>
          <table:table-cell/>
          <table:table-cell table:formula="of:=2*[.I9]*102.3" office:value-type="float" office:value="598.84701739399" calcext:value-type="float">
            <text:p>599</text:p>
          </table:table-cell>
          <table:table-cell table:number-columns-repeated="5"/>
          <table:table-cell table:formula="of:= [.$P$3]*[.K9]+[.$P$4]" office:value-type="float" office:value="15.2557658153879" calcext:value-type="float">
            <text:p>15,3</text:p>
          </table:table-cell>
          <table:table-cell table:formula="of:=[.B9]-[.Q9]" office:value-type="float" office:value="0.744234184612125" calcext:value-type="float">
            <text:p>0,7</text:p>
          </table:table-cell>
          <table:table-cell table:number-columns-repeated="2"/>
          <table:table-cell table:formula="of:=[.$T$3]*([.K9]^2)+[.$T$4]*[.K9]+[.$T$5]" office:value-type="float" office:value="15.6876282717106" calcext:value-type="float">
            <text:p>15,7</text:p>
          </table:table-cell>
          <table:table-cell table:formula="of:=[.B9]-[.U9]" office:value-type="float" office:value="0.312371728289392" calcext:value-type="float">
            <text:p>0,3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table:formula="of:=[.$D$3]*([.B10]^3)+[.$D$4]*([.B10]^2)+[.$D$5]*([.B10])+[.$D$6]" office:value-type="float" office:value="13591.912547021" calcext:value-type="float">
            <text:p>13592</text:p>
          </table:table-cell>
          <table:table-cell/>
          <table:table-cell table:style-name="ce2" table:formula="of:=([.$G$1]*[.G10])/([.$I$1]+[.G10])" office:value-type="float" office:value="2.88062964796326" calcext:value-type="float">
            <text:p>2,881</text:p>
          </table:table-cell>
          <table:table-cell/>
          <table:table-cell table:formula="of:=2*[.I10]*102.3" office:value-type="float" office:value="589.376825973282" calcext:value-type="float">
            <text:p>589</text:p>
          </table:table-cell>
          <table:table-cell table:number-columns-repeated="5"/>
          <table:table-cell table:formula="of:= [.$P$3]*[.K10]+[.$P$4]" office:value-type="float" office:value="16.3673581333716" calcext:value-type="float">
            <text:p>16,4</text:p>
          </table:table-cell>
          <table:table-cell table:formula="of:=[.B10]-[.Q10]" office:value-type="float" office:value="0.632641866628418" calcext:value-type="float">
            <text:p>0,6</text:p>
          </table:table-cell>
          <table:table-cell table:number-columns-repeated="2"/>
          <table:table-cell table:formula="of:=[.$T$3]*([.K10]^2)+[.$T$4]*[.K10]+[.$T$5]" office:value-type="float" office:value="16.5987175079077" calcext:value-type="float">
            <text:p>16,6</text:p>
          </table:table-cell>
          <table:table-cell table:formula="of:=[.B10]-[.U10]" office:value-type="float" office:value="0.401282492092307" calcext:value-type="float">
            <text:p>0,4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table:formula="of:=[.$D$3]*([.B11]^3)+[.$D$4]*([.B11]^2)+[.$D$5]*([.B11])+[.$D$6]" office:value-type="float" office:value="13084.069787144" calcext:value-type="float">
            <text:p>13084</text:p>
          </table:table-cell>
          <table:table-cell/>
          <table:table-cell table:style-name="ce2" table:formula="of:=([.$G$1]*[.G11])/([.$I$1]+[.G11])" office:value-type="float" office:value="2.83400412227804" calcext:value-type="float">
            <text:p>2,834</text:p>
          </table:table-cell>
          <table:table-cell/>
          <table:table-cell table:formula="of:=2*[.I11]*102.3" office:value-type="float" office:value="579.837243418087" calcext:value-type="float">
            <text:p>580</text:p>
          </table:table-cell>
          <table:table-cell table:number-columns-repeated="5"/>
          <table:table-cell table:formula="of:= [.$P$3]*[.K11]+[.$P$4]" office:value-type="float" office:value="17.487095445327" calcext:value-type="float">
            <text:p>17,5</text:p>
          </table:table-cell>
          <table:table-cell table:formula="of:=[.B11]-[.Q11]" office:value-type="float" office:value="0.512904554673028" calcext:value-type="float">
            <text:p>0,5</text:p>
          </table:table-cell>
          <table:table-cell table:number-columns-repeated="2"/>
          <table:table-cell table:formula="of:=[.$T$3]*([.K11]^2)+[.$T$4]*[.K11]+[.$T$5]" office:value-type="float" office:value="17.5291641667291" calcext:value-type="float">
            <text:p>17,5</text:p>
          </table:table-cell>
          <table:table-cell table:formula="of:=[.B11]-[.U11]" office:value-type="float" office:value="0.470835833270911" calcext:value-type="float">
            <text:p>0,5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table:formula="of:=[.$D$3]*([.B12]^3)+[.$D$4]*([.B12]^2)+[.$D$5]*([.B12])+[.$D$6]" office:value-type="float" office:value="12594.688239103" calcext:value-type="float">
            <text:p>12595</text:p>
          </table:table-cell>
          <table:table-cell/>
          <table:table-cell table:style-name="ce2" table:formula="of:=([.$G$1]*[.G12])/([.$I$1]+[.G12])" office:value-type="float" office:value="2.78709051123491" calcext:value-type="float">
            <text:p>2,787</text:p>
          </table:table-cell>
          <table:table-cell/>
          <table:table-cell table:formula="of:=2*[.I12]*102.3" office:value-type="float" office:value="570.238718598663" calcext:value-type="float">
            <text:p>570</text:p>
          </table:table-cell>
          <table:table-cell table:number-columns-repeated="5"/>
          <table:table-cell table:formula="of:= [.$P$3]*[.K12]+[.$P$4]" office:value-type="float" office:value="18.6137512835518" calcext:value-type="float">
            <text:p>18,6</text:p>
          </table:table-cell>
          <table:table-cell table:formula="of:=[.B12]-[.Q12]" office:value-type="float" office:value="0.386248716448193" calcext:value-type="float">
            <text:p>0,4</text:p>
          </table:table-cell>
          <table:table-cell table:number-columns-repeated="2"/>
          <table:table-cell table:formula="of:=[.$T$3]*([.K12]^2)+[.$T$4]*[.K12]+[.$T$5]" office:value-type="float" office:value="18.4782058568854" calcext:value-type="float">
            <text:p>18,5</text:p>
          </table:table-cell>
          <table:table-cell table:formula="of:=[.B12]-[.U12]" office:value-type="float" office:value="0.521794143114619" calcext:value-type="float">
            <text:p>0,5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table:formula="of:=[.$D$3]*([.B13]^3)+[.$D$4]*([.B13]^2)+[.$D$5]*([.B13])+[.$D$6]" office:value-type="float" office:value="12123.328136" calcext:value-type="float">
            <text:p>12123</text:p>
          </table:table-cell>
          <table:table-cell/>
          <table:table-cell table:style-name="ce2" table:formula="of:=([.$G$1]*[.G13])/([.$I$1]+[.G13])" office:value-type="float" office:value="2.73994221427119" calcext:value-type="float">
            <text:p>2,740</text:p>
          </table:table-cell>
          <table:table-cell/>
          <table:table-cell table:formula="of:=2*[.I13]*102.3" office:value-type="float" office:value="560.592177039886" calcext:value-type="float">
            <text:p>561</text:p>
          </table:table-cell>
          <table:table-cell table:number-columns-repeated="5"/>
          <table:table-cell table:formula="of:= [.$P$3]*[.K13]+[.$P$4]" office:value-type="float" office:value="19.7460432315687" calcext:value-type="float">
            <text:p>19,7</text:p>
          </table:table-cell>
          <table:table-cell table:formula="of:=[.B13]-[.Q13]" office:value-type="float" office:value="0.253956768431252" calcext:value-type="float">
            <text:p>0,3</text:p>
          </table:table-cell>
          <table:table-cell table:number-columns-repeated="2"/>
          <table:table-cell table:formula="of:=[.$T$3]*([.K13]^2)+[.$T$4]*[.K13]+[.$T$5]" office:value-type="float" office:value="19.4449776319058" calcext:value-type="float">
            <text:p>19,4</text:p>
          </table:table-cell>
          <table:table-cell table:formula="of:=[.B13]-[.U13]" office:value-type="float" office:value="0.555022368094171" calcext:value-type="float">
            <text:p>0,6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number-columns-repeated="4"/>
          <table:table-cell table:formula="of:=[.$D$3]*([.B14]^3)+[.$D$4]*([.B14]^2)+[.$D$5]*([.B14])+[.$D$6]" office:value-type="float" office:value="11669.549710937" calcext:value-type="float">
            <text:p>11670</text:p>
          </table:table-cell>
          <table:table-cell/>
          <table:table-cell table:style-name="ce2" table:formula="of:=([.$G$1]*[.G14])/([.$I$1]+[.G14])" office:value-type="float" office:value="2.69261472125726" calcext:value-type="float">
            <text:p>2,693</text:p>
          </table:table-cell>
          <table:table-cell/>
          <table:table-cell table:formula="of:=2*[.I14]*102.3" office:value-type="float" office:value="550.908971969236" calcext:value-type="float">
            <text:p>551</text:p>
          </table:table-cell>
          <table:table-cell table:number-columns-repeated="5"/>
          <table:table-cell table:formula="of:= [.$P$3]*[.K14]+[.$P$4]" office:value-type="float" office:value="20.8826386700156" calcext:value-type="float">
            <text:p>20,9</text:p>
          </table:table-cell>
          <table:table-cell table:formula="of:=[.B14]-[.Q14]" office:value-type="float" office:value="0.117361329984377" calcext:value-type="float">
            <text:p>0,1</text:p>
          </table:table-cell>
          <table:table-cell table:number-columns-repeated="2"/>
          <table:table-cell table:formula="of:=[.$T$3]*([.K14]^2)+[.$T$4]*[.K14]+[.$T$5]" office:value-type="float" office:value="20.4285129823989" calcext:value-type="float">
            <text:p>20,4</text:p>
          </table:table-cell>
          <table:table-cell table:formula="of:=[.B14]-[.U14]" office:value-type="float" office:value="0.5714870176011" calcext:value-type="float">
            <text:p>0,6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table:number-columns-repeated="4"/>
          <table:table-cell table:formula="of:=[.$D$3]*([.B15]^3)+[.$D$4]*([.B15]^2)+[.$D$5]*([.B15])+[.$D$6]" office:value-type="float" office:value="11232.913197016" calcext:value-type="float">
            <text:p>11233</text:p>
          </table:table-cell>
          <table:table-cell/>
          <table:table-cell table:style-name="ce2" table:formula="of:=([.$G$1]*[.G15])/([.$I$1]+[.G15])" office:value-type="float" office:value="2.64516533666106" calcext:value-type="float">
            <text:p>2,645</text:p>
          </table:table-cell>
          <table:table-cell/>
          <table:table-cell table:formula="of:=2*[.I15]*102.3" office:value-type="float" office:value="541.200827880854" calcext:value-type="float">
            <text:p>541</text:p>
          </table:table-cell>
          <table:table-cell table:number-columns-repeated="5"/>
          <table:table-cell table:formula="of:= [.$P$3]*[.K15]+[.$P$4]" office:value-type="float" office:value="22.0221614009846" calcext:value-type="float">
            <text:p>22,0</text:p>
          </table:table-cell>
          <table:table-cell table:formula="of:=[.B15]-[.Q15]" office:value-type="float" office:value="-0.0221614009845794" calcext:value-type="float">
            <text:p>0,0</text:p>
          </table:table-cell>
          <table:table-cell table:number-columns-repeated="2"/>
          <table:table-cell table:formula="of:=[.$T$3]*([.K15]^2)+[.$T$4]*[.K15]+[.$T$5]" office:value-type="float" office:value="21.4277461290225" calcext:value-type="float">
            <text:p>21,4</text:p>
          </table:table-cell>
          <table:table-cell table:formula="of:=[.B15]-[.U15]" office:value-type="float" office:value="0.572253870977534" calcext:value-type="float">
            <text:p>0,6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table:formula="of:=[.$D$3]*([.B16]^3)+[.$D$4]*([.B16]^2)+[.$D$5]*([.B16])+[.$D$6]" office:value-type="float" office:value="10812.978827339" calcext:value-type="float">
            <text:p>10813</text:p>
          </table:table-cell>
          <table:table-cell/>
          <table:table-cell table:style-name="ce2" table:formula="of:=([.$G$1]*[.G16])/([.$I$1]+[.G16])" office:value-type="float" office:value="2.59765286772299" calcext:value-type="float">
            <text:p>2,598</text:p>
          </table:table-cell>
          <table:table-cell/>
          <table:table-cell table:formula="of:=2*[.I16]*102.3" office:value-type="float" office:value="531.479776736123" calcext:value-type="float">
            <text:p>531</text:p>
          </table:table-cell>
          <table:table-cell table:number-columns-repeated="5"/>
          <table:table-cell table:formula="of:= [.$P$3]*[.K16]+[.$P$4]" office:value-type="float" office:value="23.1631991366718" calcext:value-type="float">
            <text:p>23,2</text:p>
          </table:table-cell>
          <table:table-cell table:formula="of:=[.B16]-[.Q16]" office:value-type="float" office:value="-0.163199136671764" calcext:value-type="float">
            <text:p>-0,2</text:p>
          </table:table-cell>
          <table:table-cell table:number-columns-repeated="2"/>
          <table:table-cell table:formula="of:=[.$T$3]*([.K16]^2)+[.$T$4]*[.K16]+[.$T$5]" office:value-type="float" office:value="22.441515703166" calcext:value-type="float">
            <text:p>22,4</text:p>
          </table:table-cell>
          <table:table-cell table:formula="of:=[.B16]-[.U16]" office:value-type="float" office:value="0.558484296833981" calcext:value-type="float">
            <text:p>0,6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table:formula="of:=[.$D$3]*([.B17]^3)+[.$D$4]*([.B17]^2)+[.$D$5]*([.B17])+[.$D$6]" office:value-type="float" office:value="10409.306835008" calcext:value-type="float">
            <text:p>10409</text:p>
          </table:table-cell>
          <table:table-cell/>
          <table:table-cell table:style-name="ce2" table:formula="of:=([.$G$1]*[.G17])/([.$I$1]+[.G17])" office:value-type="float" office:value="2.55013727785036" calcext:value-type="float">
            <text:p>2,550</text:p>
          </table:table-cell>
          <table:table-cell/>
          <table:table-cell table:formula="of:=2*[.I17]*102.3" office:value-type="float" office:value="521.758087048183" calcext:value-type="float">
            <text:p>522</text:p>
          </table:table-cell>
          <table:table-cell table:number-columns-repeated="5"/>
          <table:table-cell table:formula="of:= [.$P$3]*[.K17]+[.$P$4]" office:value-type="float" office:value="24.3043118232966" calcext:value-type="float">
            <text:p>24,3</text:p>
          </table:table-cell>
          <table:table-cell table:formula="of:=[.B17]-[.Q17]" office:value-type="float" office:value="-0.304311823296615" calcext:value-type="float">
            <text:p>-0,3</text:p>
          </table:table-cell>
          <table:table-cell table:number-columns-repeated="2"/>
          <table:table-cell table:formula="of:=[.$T$3]*([.K17]^2)+[.$T$4]*[.K17]+[.$T$5]" office:value-type="float" office:value="23.4685698838407" calcext:value-type="float">
            <text:p>23,5</text:p>
          </table:table-cell>
          <table:table-cell table:formula="of:=[.B17]-[.U17]" office:value-type="float" office:value="0.531430116159285" calcext:value-type="float">
            <text:p>0,5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number-columns-repeated="4"/>
          <table:table-cell table:formula="of:=[.$D$3]*([.B18]^3)+[.$D$4]*([.B18]^2)+[.$D$5]*([.B18])+[.$D$6]" office:value-type="float" office:value="10021.457453125" calcext:value-type="float">
            <text:p>10021</text:p>
          </table:table-cell>
          <table:table-cell/>
          <table:table-cell table:style-name="ce2" table:formula="of:=([.$G$1]*[.G18])/([.$I$1]+[.G18])" office:value-type="float" office:value="2.50267930708532" calcext:value-type="float">
            <text:p>2,503</text:p>
          </table:table-cell>
          <table:table-cell/>
          <table:table-cell table:formula="of:=2*[.I18]*102.3" office:value-type="float" office:value="512.048186229656" calcext:value-type="float">
            <text:p>512</text:p>
          </table:table-cell>
          <table:table-cell table:number-columns-repeated="5"/>
          <table:table-cell table:formula="of:= [.$P$3]*[.K18]+[.$P$4]" office:value-type="float" office:value="25.4440407557718" calcext:value-type="float">
            <text:p>25,4</text:p>
          </table:table-cell>
          <table:table-cell table:formula="of:=[.B18]-[.Q18]" office:value-type="float" office:value="-0.444040755771759" calcext:value-type="float">
            <text:p>-0,4</text:p>
          </table:table-cell>
          <table:table-cell table:number-columns-repeated="2"/>
          <table:table-cell table:formula="of:=[.$T$3]*([.K18]^2)+[.$T$4]*[.K18]+[.$T$5]" office:value-type="float" office:value="24.5075730372899" calcext:value-type="float">
            <text:p>24,5</text:p>
          </table:table-cell>
          <table:table-cell table:formula="of:=[.B18]-[.U18]" office:value-type="float" office:value="0.492426962710141" calcext:value-type="float">
            <text:p>0,5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table:formula="of:=[.$D$3]*([.B19]^3)+[.$D$4]*([.B19]^2)+[.$D$5]*([.B19])+[.$D$6]" office:value-type="float" office:value="9648.990914792" calcext:value-type="float">
            <text:p>9649</text:p>
          </table:table-cell>
          <table:table-cell/>
          <table:table-cell table:style-name="ce2" table:formula="of:=([.$G$1]*[.G19])/([.$I$1]+[.G19])" office:value-type="float" office:value="2.45534006215254" calcext:value-type="float">
            <text:p>2,455</text:p>
          </table:table-cell>
          <table:table-cell/>
          <table:table-cell table:formula="of:=2*[.I19]*102.3" office:value-type="float" office:value="502.362576716409" calcext:value-type="float">
            <text:p>502</text:p>
          </table:table-cell>
          <table:table-cell table:number-columns-repeated="5"/>
          <table:table-cell table:formula="of:= [.$P$3]*[.K19]+[.$P$4]" office:value-type="float" office:value="26.5809184229298" calcext:value-type="float">
            <text:p>26,6</text:p>
          </table:table-cell>
          <table:table-cell table:formula="of:=[.B19]-[.Q19]" office:value-type="float" office:value="-0.580918422929827" calcext:value-type="float">
            <text:p>-0,6</text:p>
          </table:table-cell>
          <table:table-cell table:number-columns-repeated="2"/>
          <table:table-cell table:formula="of:=[.$T$3]*([.K19]^2)+[.$T$4]*[.K19]+[.$T$5]" office:value-type="float" office:value="25.5571138807158" calcext:value-type="float">
            <text:p>25,6</text:p>
          </table:table-cell>
          <table:table-cell table:formula="of:=[.B19]-[.U19]" office:value-type="float" office:value="0.442886119284225" calcext:value-type="float">
            <text:p>0,4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table:formula="of:=[.$D$3]*([.B20]^3)+[.$D$4]*([.B20]^2)+[.$D$5]*([.B20])+[.$D$6]" office:value-type="float" office:value="9291.467453111" calcext:value-type="float">
            <text:p>9291</text:p>
          </table:table-cell>
          <table:table-cell/>
          <table:table-cell table:style-name="ce2" table:formula="of:=([.$G$1]*[.G20])/([.$I$1]+[.G20])" office:value-type="float" office:value="2.4081805792365" calcext:value-type="float">
            <text:p>2,408</text:p>
          </table:table-cell>
          <table:table-cell/>
          <table:table-cell table:formula="of:=2*[.I20]*102.3" office:value-type="float" office:value="492.713746511789" calcext:value-type="float">
            <text:p>493</text:p>
          </table:table-cell>
          <table:table-cell table:number-columns-repeated="5"/>
          <table:table-cell table:formula="of:= [.$P$3]*[.K20]+[.$P$4]" office:value-type="float" office:value="27.7134790076643" calcext:value-type="float">
            <text:p>27,7</text:p>
          </table:table-cell>
          <table:table-cell table:formula="of:=[.B20]-[.Q20]" office:value-type="float" office:value="-0.71347900766434" calcext:value-type="float">
            <text:p>-0,7</text:p>
          </table:table-cell>
          <table:table-cell table:number-columns-repeated="2"/>
          <table:table-cell table:formula="of:=[.$T$3]*([.K20]^2)+[.$T$4]*[.K20]+[.$T$5]" office:value-type="float" office:value="26.6157151637761" calcext:value-type="float">
            <text:p>26,6</text:p>
          </table:table-cell>
          <table:table-cell table:formula="of:=[.B20]-[.U20]" office:value-type="float" office:value="0.384284836223927" calcext:value-type="float">
            <text:p>0,4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table:formula="of:=[.$D$3]*([.B21]^3)+[.$D$4]*([.B21]^2)+[.$D$5]*([.B21])+[.$D$6]" office:value-type="float" office:value="8948.447301184" calcext:value-type="float">
            <text:p>8948</text:p>
          </table:table-cell>
          <table:table-cell/>
          <table:table-cell table:style-name="ce2" table:formula="of:=([.$G$1]*[.G21])/([.$I$1]+[.G21])" office:value-type="float" office:value="2.36126136325293" calcext:value-type="float">
            <text:p>2,361</text:p>
          </table:table-cell>
          <table:table-cell/>
          <table:table-cell table:formula="of:=2*[.I21]*102.3" office:value-type="float" office:value="483.114074921549" calcext:value-type="float">
            <text:p>483</text:p>
          </table:table-cell>
          <table:table-cell table:number-columns-repeated="5"/>
          <table:table-cell table:formula="of:= [.$P$3]*[.K21]+[.$P$4]" office:value-type="float" office:value="28.8402694515769" calcext:value-type="float">
            <text:p>28,8</text:p>
          </table:table-cell>
          <table:table-cell table:formula="of:=[.B21]-[.Q21]" office:value-type="float" office:value="-0.840269451576901" calcext:value-type="float">
            <text:p>-0,8</text:p>
          </table:table-cell>
          <table:table-cell table:number-columns-repeated="2"/>
          <table:table-cell table:formula="of:=[.$T$3]*([.K21]^2)+[.$T$4]*[.K21]+[.$T$5]" office:value-type="float" office:value="27.6818448317998" calcext:value-type="float">
            <text:p>27,7</text:p>
          </table:table-cell>
          <table:table-cell table:formula="of:=[.B21]-[.U21]" office:value-type="float" office:value="0.318155168200178" calcext:value-type="float">
            <text:p>0,3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table:number-columns-repeated="4"/>
          <table:table-cell table:formula="of:=[.$D$3]*([.B22]^3)+[.$D$4]*([.B22]^2)+[.$D$5]*([.B22])+[.$D$6]" office:value-type="float" office:value="8619.490692113" calcext:value-type="float">
            <text:p>8619</text:p>
          </table:table-cell>
          <table:table-cell/>
          <table:table-cell table:style-name="ce2" table:formula="of:=([.$G$1]*[.G22])/([.$I$1]+[.G22])" office:value-type="float" office:value="2.31464190794545" calcext:value-type="float">
            <text:p>2,315</text:p>
          </table:table-cell>
          <table:table-cell/>
          <table:table-cell table:formula="of:=2*[.I22]*102.3" office:value-type="float" office:value="473.575734365639" calcext:value-type="float">
            <text:p>474</text:p>
          </table:table-cell>
          <table:table-cell table:number-columns-repeated="5"/>
          <table:table-cell table:formula="of:= [.$P$3]*[.K22]+[.$P$4]" office:value-type="float" office:value="29.9598609801153" calcext:value-type="float">
            <text:p>30,0</text:p>
          </table:table-cell>
          <table:table-cell table:formula="of:=[.B22]-[.Q22]" office:value-type="float" office:value="-0.959860980115309" calcext:value-type="float">
            <text:p>-1,0</text:p>
          </table:table-cell>
          <table:table-cell table:number-columns-repeated="2"/>
          <table:table-cell table:formula="of:=[.$T$3]*([.K22]^2)+[.$T$4]*[.K22]+[.$T$5]" office:value-type="float" office:value="28.7539286038226" calcext:value-type="float">
            <text:p>28,8</text:p>
          </table:table-cell>
          <table:table-cell table:formula="of:=[.B22]-[.U22]" office:value-type="float" office:value="0.246071396177399" calcext:value-type="float">
            <text:p>0,2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table:number-columns-repeated="4"/>
          <table:table-cell table:formula="of:=[.$D$3]*([.B23]^3)+[.$D$4]*([.B23]^2)+[.$D$5]*([.B23])+[.$D$6]" office:value-type="float" office:value="8304.157859" calcext:value-type="float">
            <text:p>8304</text:p>
          </table:table-cell>
          <table:table-cell/>
          <table:table-cell table:style-name="ce2" table:formula="of:=([.$G$1]*[.G23])/([.$I$1]+[.G23])" office:value-type="float" office:value="2.26838020163733" calcext:value-type="float">
            <text:p>2,268</text:p>
          </table:table-cell>
          <table:table-cell/>
          <table:table-cell table:formula="of:=2*[.I23]*102.3" office:value-type="float" office:value="464.110589254998" calcext:value-type="float">
            <text:p>464</text:p>
          </table:table-cell>
          <table:table-cell table:number-columns-repeated="5"/>
          <table:table-cell table:formula="of:= [.$P$3]*[.K23]+[.$P$4]" office:value-type="float" office:value="31.070860972215" calcext:value-type="float">
            <text:p>31,1</text:p>
          </table:table-cell>
          <table:table-cell table:formula="of:=[.B23]-[.Q23]" office:value-type="float" office:value="-1.07086097221502" calcext:value-type="float">
            <text:p>-1,1</text:p>
          </table:table-cell>
          <table:table-cell table:number-columns-repeated="2"/>
          <table:table-cell table:formula="of:=[.$T$3]*([.K23]^2)+[.$T$4]*[.K23]+[.$T$5]" office:value-type="float" office:value="29.8303638674797" calcext:value-type="float">
            <text:p>29,8</text:p>
          </table:table-cell>
          <table:table-cell table:formula="of:=[.B23]-[.U23]" office:value-type="float" office:value="0.169636132520296" calcext:value-type="float">
            <text:p>0,2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number-columns-repeated="4"/>
          <table:table-cell table:formula="of:=[.$D$3]*([.B24]^3)+[.$D$4]*([.B24]^2)+[.$D$5]*([.B24])+[.$D$6]" office:value-type="float" office:value="8002.009034947" calcext:value-type="float">
            <text:p>8002</text:p>
          </table:table-cell>
          <table:table-cell/>
          <table:table-cell table:style-name="ce2" table:formula="of:=([.$G$1]*[.G24])/([.$I$1]+[.G24])" office:value-type="float" office:value="2.22253222387924" calcext:value-type="float">
            <text:p>2,223</text:p>
          </table:table-cell>
          <table:table-cell/>
          <table:table-cell table:formula="of:=2*[.I24]*102.3" office:value-type="float" office:value="454.730093005693" calcext:value-type="float">
            <text:p>455</text:p>
          </table:table-cell>
          <table:table-cell table:number-columns-repeated="5"/>
          <table:table-cell table:formula="of:= [.$P$3]*[.K24]+[.$P$4]" office:value-type="float" office:value="32.1719250485759" calcext:value-type="float">
            <text:p>32,2</text:p>
          </table:table-cell>
          <table:table-cell table:formula="of:=[.B24]-[.Q24]" office:value-type="float" office:value="-1.17192504857587" calcext:value-type="float">
            <text:p>-1,2</text:p>
          </table:table-cell>
          <table:table-cell table:number-columns-repeated="2"/>
          <table:table-cell table:formula="of:=[.$T$3]*([.K24]^2)+[.$T$4]*[.K24]+[.$T$5]" office:value-type="float" office:value="30.9095347625567" calcext:value-type="float">
            <text:p>30,9</text:p>
          </table:table-cell>
          <table:table-cell table:formula="of:=[.B24]-[.U24]" office:value-type="float" office:value="0.0904652374433397" calcext:value-type="float">
            <text:p>0,1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table:formula="of:=[.$D$3]*([.B25]^3)+[.$D$4]*([.B25]^2)+[.$D$5]*([.B25])+[.$D$6]" office:value-type="float" office:value="7712.604453056" calcext:value-type="float">
            <text:p>7713</text:p>
          </table:table-cell>
          <table:table-cell/>
          <table:table-cell table:style-name="ce2" table:formula="of:=([.$G$1]*[.G25])/([.$I$1]+[.G25])" office:value-type="float" office:value="2.17715143854108" calcext:value-type="float">
            <text:p>2,177</text:p>
          </table:table-cell>
          <table:table-cell/>
          <table:table-cell table:formula="of:=2*[.I25]*102.3" office:value-type="float" office:value="445.445184325505" calcext:value-type="float">
            <text:p>445</text:p>
          </table:table-cell>
          <table:table-cell table:number-columns-repeated="5"/>
          <table:table-cell table:formula="of:= [.$P$3]*[.K25]+[.$P$4]" office:value-type="float" office:value="33.2617692453372" calcext:value-type="float">
            <text:p>33,3</text:p>
          </table:table-cell>
          <table:table-cell table:formula="of:=[.B25]-[.Q25]" office:value-type="float" office:value="-1.26176924533719" calcext:value-type="float">
            <text:p>-1,3</text:p>
          </table:table-cell>
          <table:table-cell table:number-columns-repeated="2"/>
          <table:table-cell table:formula="of:=[.$T$3]*([.K25]^2)+[.$T$4]*[.K25]+[.$T$5]" office:value-type="float" office:value="31.9898282966622" calcext:value-type="float">
            <text:p>32,0</text:p>
          </table:table-cell>
          <table:table-cell table:formula="of:=[.B25]-[.U25]" office:value-type="float" office:value="0.0101717033378321" calcext:value-type="float">
            <text:p>0,0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table:formula="of:=[.$D$3]*([.B26]^3)+[.$D$4]*([.B26]^2)+[.$D$5]*([.B26])+[.$D$6]" office:value-type="float" office:value="7435.504346429" calcext:value-type="float">
            <text:p>7436</text:p>
          </table:table-cell>
          <table:table-cell/>
          <table:table-cell table:style-name="ce2" table:formula="of:=([.$G$1]*[.G26])/([.$I$1]+[.G26])" office:value-type="float" office:value="2.13228828908292" calcext:value-type="float">
            <text:p>2,132</text:p>
          </table:table-cell>
          <table:table-cell/>
          <table:table-cell table:formula="of:=2*[.I26]*102.3" office:value-type="float" office:value="436.266183946367" calcext:value-type="float">
            <text:p>436</text:p>
          </table:table-cell>
          <table:table-cell table:number-columns-repeated="5"/>
          <table:table-cell table:formula="of:= [.$P$3]*[.K26]+[.$P$4]" office:value-type="float" office:value="34.3391821354197" calcext:value-type="float">
            <text:p>34,3</text:p>
          </table:table-cell>
          <table:table-cell table:formula="of:=[.B26]-[.Q26]" office:value-type="float" office:value="-1.33918213541971" calcext:value-type="float">
            <text:p>-1,3</text:p>
          </table:table-cell>
          <table:table-cell table:number-columns-repeated="2"/>
          <table:table-cell table:formula="of:=[.$T$3]*([.K26]^2)+[.$T$4]*[.K26]+[.$T$5]" office:value-type="float" office:value="33.0696513111527" calcext:value-type="float">
            <text:p>33,1</text:p>
          </table:table-cell>
          <table:table-cell table:formula="of:=[.B26]-[.U26]" office:value-type="float" office:value="-0.0696513111526969" calcext:value-type="float">
            <text:p>-0,1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table:formula="of:=[.$D$3]*([.B27]^3)+[.$D$4]*([.B27]^2)+[.$D$5]*([.B27])+[.$D$6]" office:value-type="float" office:value="7170.268948168" calcext:value-type="float">
            <text:p>7170</text:p>
          </table:table-cell>
          <table:table-cell/>
          <table:table-cell table:style-name="ce2" table:formula="of:=([.$G$1]*[.G27])/([.$I$1]+[.G27])" office:value-type="float" office:value="2.08798970179586" calcext:value-type="float">
            <text:p>2,088</text:p>
          </table:table-cell>
          <table:table-cell/>
          <table:table-cell table:formula="of:=2*[.I27]*102.3" office:value-type="float" office:value="427.202692987433" calcext:value-type="float">
            <text:p>427</text:p>
          </table:table-cell>
          <table:table-cell table:number-columns-repeated="5"/>
          <table:table-cell table:formula="of:= [.$P$3]*[.K27]+[.$P$4]" office:value-type="float" office:value="35.4030367584672" calcext:value-type="float">
            <text:p>35,4</text:p>
          </table:table-cell>
          <table:table-cell table:formula="of:=[.B27]-[.Q27]" office:value-type="float" office:value="-1.40303675846725" calcext:value-type="float">
            <text:p>-1,4</text:p>
          </table:table-cell>
          <table:table-cell table:number-columns-repeated="2"/>
          <table:table-cell table:formula="of:=[.$T$3]*([.K27]^2)+[.$T$4]*[.K27]+[.$T$5]" office:value-type="float" office:value="34.1474480941538" calcext:value-type="float">
            <text:p>34,1</text:p>
          </table:table-cell>
          <table:table-cell table:formula="of:=[.B27]-[.U27]" office:value-type="float" office:value="-0.147448094153788" calcext:value-type="float">
            <text:p>-0,1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number-columns-repeated="4"/>
          <table:table-cell table:formula="of:=[.$D$3]*([.B28]^3)+[.$D$4]*([.B28]^2)+[.$D$5]*([.B28])+[.$D$6]" office:value-type="float" office:value="6916.458491375" calcext:value-type="float">
            <text:p>6916</text:p>
          </table:table-cell>
          <table:table-cell/>
          <table:table-cell table:style-name="ce2" table:formula="of:=([.$G$1]*[.G28])/([.$I$1]+[.G28])" office:value-type="float" office:value="2.04429860271918" calcext:value-type="float">
            <text:p>2,044</text:p>
          </table:table-cell>
          <table:table-cell/>
          <table:table-cell table:formula="of:=2*[.I28]*102.3" office:value-type="float" office:value="418.263494116345" calcext:value-type="float">
            <text:p>418</text:p>
          </table:table-cell>
          <table:table-cell table:number-columns-repeated="5"/>
          <table:table-cell table:formula="of:= [.$P$3]*[.K28]+[.$P$4]" office:value-type="float" office:value="36.4523022223417" calcext:value-type="float">
            <text:p>36,5</text:p>
          </table:table-cell>
          <table:table-cell table:formula="of:=[.B28]-[.Q28]" office:value-type="float" office:value="-1.45230222234175" calcext:value-type="float">
            <text:p>-1,5</text:p>
          </table:table-cell>
          <table:table-cell table:number-columns-repeated="2"/>
          <table:table-cell table:formula="of:=[.$T$3]*([.K28]^2)+[.$T$4]*[.K28]+[.$T$5]" office:value-type="float" office:value="35.2217184212482" calcext:value-type="float">
            <text:p>35,2</text:p>
          </table:table-cell>
          <table:table-cell table:formula="of:=[.B28]-[.U28]" office:value-type="float" office:value="-0.221718421248248" calcext:value-type="float">
            <text:p>-0,2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table:formula="of:=[.$D$3]*([.B29]^3)+[.$D$4]*([.B29]^2)+[.$D$5]*([.B29])+[.$D$6]" office:value-type="float" office:value="6673.633209152" calcext:value-type="float">
            <text:p>6674</text:p>
          </table:table-cell>
          <table:table-cell/>
          <table:table-cell table:style-name="ce2" table:formula="of:=([.$G$1]*[.G29])/([.$I$1]+[.G29])" office:value-type="float" office:value="2.00125345371305" calcext:value-type="float">
            <text:p>2,001</text:p>
          </table:table-cell>
          <table:table-cell/>
          <table:table-cell table:formula="of:=2*[.I29]*102.3" office:value-type="float" office:value="409.45645662969" calcext:value-type="float">
            <text:p>409</text:p>
          </table:table-cell>
          <table:table-cell table:number-columns-repeated="5"/>
          <table:table-cell table:formula="of:= [.$P$3]*[.K29]+[.$P$4]" office:value-type="float" office:value="37.4860548445912" calcext:value-type="float">
            <text:p>37,5</text:p>
          </table:table-cell>
          <table:table-cell table:formula="of:=[.B29]-[.Q29]" office:value-type="float" office:value="-1.48605484459116" calcext:value-type="float">
            <text:p>-1,5</text:p>
          </table:table-cell>
          <table:table-cell table:number-columns-repeated="2"/>
          <table:table-cell table:formula="of:=[.$T$3]*([.K29]^2)+[.$T$4]*[.K29]+[.$T$5]" office:value-type="float" office:value="36.2910357939557" calcext:value-type="float">
            <text:p>36,3</text:p>
          </table:table-cell>
          <table:table-cell table:formula="of:=[.B29]-[.U29]" office:value-type="float" office:value="-0.291035793955714" calcext:value-type="float">
            <text:p>-0,3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table:formula="of:=[.$D$3]*([.B30]^3)+[.$D$4]*([.B30]^2)+[.$D$5]*([.B30])+[.$D$6]" office:value-type="float" office:value="6441.353334601" calcext:value-type="float">
            <text:p>6441</text:p>
          </table:table-cell>
          <table:table-cell/>
          <table:table-cell table:style-name="ce2" table:formula="of:=([.$G$1]*[.G30])/([.$I$1]+[.G30])" office:value-type="float" office:value="1.95888781279492" calcext:value-type="float">
            <text:p>1,959</text:p>
          </table:table-cell>
          <table:table-cell/>
          <table:table-cell table:formula="of:=2*[.I30]*102.3" office:value-type="float" office:value="400.788446497841" calcext:value-type="float">
            <text:p>401</text:p>
          </table:table-cell>
          <table:table-cell table:number-columns-repeated="5"/>
          <table:table-cell table:formula="of:= [.$P$3]*[.K30]+[.$P$4]" office:value-type="float" office:value="38.5034887112075" calcext:value-type="float">
            <text:p>38,5</text:p>
          </table:table-cell>
          <table:table-cell table:formula="of:=[.B30]-[.Q30]" office:value-type="float" office:value="-1.50348871120755" calcext:value-type="float">
            <text:p>-1,5</text:p>
          </table:table-cell>
          <table:table-cell table:number-columns-repeated="2"/>
          <table:table-cell table:formula="of:=[.$T$3]*([.K30]^2)+[.$T$4]*[.K30]+[.$T$5]" office:value-type="float" office:value="37.3540656421472" calcext:value-type="float">
            <text:p>37,4</text:p>
          </table:table-cell>
          <table:table-cell table:formula="of:=[.B30]-[.U30]" office:value-type="float" office:value="-0.354065642147233" calcext:value-type="float">
            <text:p>-0,4</text:p>
          </table:table-cell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formula="of:=[.$D$3]*([.B31]^3)+[.$D$4]*([.B31]^2)+[.$D$5]*([.B31])+[.$D$6]" office:value-type="float" office:value="6219.179100824" calcext:value-type="float">
            <text:p>6219</text:p>
          </table:table-cell>
          <table:table-cell/>
          <table:table-cell table:style-name="ce2" table:formula="of:=([.$G$1]*[.G31])/([.$I$1]+[.G31])" office:value-type="float" office:value="1.91722992334058" calcext:value-type="float">
            <text:p>1,917</text:p>
          </table:table-cell>
          <table:table-cell/>
          <table:table-cell table:formula="of:=2*[.I31]*102.3" office:value-type="float" office:value="392.265242315483" calcext:value-type="float">
            <text:p>392</text:p>
          </table:table-cell>
          <table:table-cell table:number-columns-repeated="5"/>
          <table:table-cell table:formula="of:= [.$P$3]*[.K31]+[.$P$4]" office:value-type="float" office:value="39.5039255421883" calcext:value-type="float">
            <text:p>39,5</text:p>
          </table:table-cell>
          <table:table-cell table:formula="of:=[.B31]-[.Q31]" office:value-type="float" office:value="-1.50392554218835" calcext:value-type="float">
            <text:p>-1,5</text:p>
          </table:table-cell>
          <table:table-cell table:number-columns-repeated="2"/>
          <table:table-cell table:formula="of:=[.$T$3]*([.K31]^2)+[.$T$4]*[.K31]+[.$T$5]" office:value-type="float" office:value="38.4095832594355" calcext:value-type="float">
            <text:p>38,4</text:p>
          </table:table-cell>
          <table:table-cell table:formula="of:=[.B31]-[.U31]" office:value-type="float" office:value="-0.409583259435507" calcext:value-type="float">
            <text:p>-0,4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table:formula="of:=[.$D$3]*([.B32]^3)+[.$D$4]*([.B32]^2)+[.$D$5]*([.B32])+[.$D$6]" office:value-type="float" office:value="6006.670740923" calcext:value-type="float">
            <text:p>6007</text:p>
          </table:table-cell>
          <table:table-cell/>
          <table:table-cell table:style-name="ce2" table:formula="of:=([.$G$1]*[.G32])/([.$I$1]+[.G32])" office:value-type="float" office:value="1.87630233611485" calcext:value-type="float">
            <text:p>1,876</text:p>
          </table:table-cell>
          <table:table-cell/>
          <table:table-cell table:formula="of:=2*[.I32]*102.3" office:value-type="float" office:value="383.891457969098" calcext:value-type="float">
            <text:p>384</text:p>
          </table:table-cell>
          <table:table-cell table:number-columns-repeated="5"/>
          <table:table-cell table:formula="of:= [.$P$3]*[.K32]+[.$P$4]" office:value-type="float" office:value="40.4868237686741" calcext:value-type="float">
            <text:p>40,5</text:p>
          </table:table-cell>
          <table:table-cell table:formula="of:=[.B32]-[.Q32]" office:value-type="float" office:value="-1.48682376867408" calcext:value-type="float">
            <text:p>-1,5</text:p>
          </table:table-cell>
          <table:table-cell table:number-columns-repeated="2"/>
          <table:table-cell table:formula="of:=[.$T$3]*([.K32]^2)+[.$T$4]*[.K32]+[.$T$5]" office:value-type="float" office:value="39.4564912505326" calcext:value-type="float">
            <text:p>39,5</text:p>
          </table:table-cell>
          <table:table-cell table:formula="of:=[.B32]-[.U32]" office:value-type="float" office:value="-0.456491250532615" calcext:value-type="float">
            <text:p>-0,5</text:p>
          </table:table-cell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[.$D$3]*([.B33]^3)+[.$D$4]*([.B33]^2)+[.$D$5]*([.B33])+[.$D$6]" office:value-type="float" office:value="5803.388488" calcext:value-type="float">
            <text:p>5803</text:p>
          </table:table-cell>
          <table:table-cell/>
          <table:table-cell table:style-name="ce2" table:formula="of:=([.$G$1]*[.G33])/([.$I$1]+[.G33])" office:value-type="float" office:value="1.83612156734826" calcext:value-type="float">
            <text:p>1,836</text:p>
          </table:table-cell>
          <table:table-cell/>
          <table:table-cell table:formula="of:=2*[.I33]*102.3" office:value-type="float" office:value="375.670472679454" calcext:value-type="float">
            <text:p>376</text:p>
          </table:table-cell>
          <table:table-cell table:number-columns-repeated="5"/>
          <table:table-cell table:formula="of:= [.$P$3]*[.K33]+[.$P$4]" office:value-type="float" office:value="41.4517867444216" calcext:value-type="float">
            <text:p>41,5</text:p>
          </table:table-cell>
          <table:table-cell table:formula="of:=[.B33]-[.Q33]" office:value-type="float" office:value="-1.45178674442158" calcext:value-type="float">
            <text:p>-1,5</text:p>
          </table:table-cell>
          <table:table-cell table:number-columns-repeated="2"/>
          <table:table-cell table:formula="of:=[.$T$3]*([.K33]^2)+[.$T$4]*[.K33]+[.$T$5]" office:value-type="float" office:value="40.4938362864908" calcext:value-type="float">
            <text:p>40,5</text:p>
          </table:table-cell>
          <table:table-cell table:formula="of:=[.B33]-[.U33]" office:value-type="float" office:value="-0.49383628649079" calcext:value-type="float">
            <text:p>-0,5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table:number-columns-repeated="4"/>
          <table:table-cell table:formula="of:=[.$D$3]*([.B34]^3)+[.$D$4]*([.B34]^2)+[.$D$5]*([.B34])+[.$D$6]" office:value-type="float" office:value="5608.892575157" calcext:value-type="float">
            <text:p>5609</text:p>
          </table:table-cell>
          <table:table-cell/>
          <table:table-cell table:style-name="ce2" table:formula="of:=([.$G$1]*[.G34])/([.$I$1]+[.G34])" office:value-type="float" office:value="1.79669779523119" calcext:value-type="float">
            <text:p>1,797</text:p>
          </table:table-cell>
          <table:table-cell/>
          <table:table-cell table:formula="of:=2*[.I34]*102.3" office:value-type="float" office:value="367.6043689043" calcext:value-type="float">
            <text:p>368</text:p>
          </table:table-cell>
          <table:table-cell table:number-columns-repeated="5"/>
          <table:table-cell table:formula="of:= [.$P$3]*[.K34]+[.$P$4]" office:value-type="float" office:value="42.3985700346636" calcext:value-type="float">
            <text:p>42,4</text:p>
          </table:table-cell>
          <table:table-cell table:formula="of:=[.B34]-[.Q34]" office:value-type="float" office:value="-1.39857003466364" calcext:value-type="float">
            <text:p>-1,4</text:p>
          </table:table-cell>
          <table:table-cell table:number-columns-repeated="2"/>
          <table:table-cell table:formula="of:=[.$T$3]*([.K34]^2)+[.$T$4]*[.K34]+[.$T$5]" office:value-type="float" office:value="41.5208249873105" calcext:value-type="float">
            <text:p>41,5</text:p>
          </table:table-cell>
          <table:table-cell table:formula="of:=[.B34]-[.U34]" office:value-type="float" office:value="-0.520824987310526" calcext:value-type="float">
            <text:p>-0,5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table:number-columns-repeated="4"/>
          <table:table-cell table:formula="of:=[.$D$3]*([.B35]^3)+[.$D$4]*([.B35]^2)+[.$D$5]*([.B35])+[.$D$6]" office:value-type="float" office:value="5422.743235496" calcext:value-type="float">
            <text:p>5423</text:p>
          </table:table-cell>
          <table:table-cell/>
          <table:table-cell table:style-name="ce2" table:formula="of:=([.$G$1]*[.G35])/([.$I$1]+[.G35])" office:value-type="float" office:value="1.75803459627577" calcext:value-type="float">
            <text:p>1,758</text:p>
          </table:table-cell>
          <table:table-cell/>
          <table:table-cell table:formula="of:=2*[.I35]*102.3" office:value-type="float" office:value="359.693878398022" calcext:value-type="float">
            <text:p>360</text:p>
          </table:table-cell>
          <table:table-cell table:number-columns-repeated="5"/>
          <table:table-cell table:formula="of:= [.$P$3]*[.K35]+[.$P$4]" office:value-type="float" office:value="43.3270877475194" calcext:value-type="float">
            <text:p>43,3</text:p>
          </table:table-cell>
          <table:table-cell table:formula="of:=[.B35]-[.Q35]" office:value-type="float" office:value="-1.32708774751945" calcext:value-type="float">
            <text:p>-1,3</text:p>
          </table:table-cell>
          <table:table-cell table:number-columns-repeated="2"/>
          <table:table-cell table:formula="of:=[.$T$3]*([.K35]^2)+[.$T$4]*[.K35]+[.$T$5]" office:value-type="float" office:value="42.5368387810563" calcext:value-type="float">
            <text:p>42,5</text:p>
          </table:table-cell>
          <table:table-cell table:formula="of:=[.B35]-[.U35]" office:value-type="float" office:value="-0.536838781056275" calcext:value-type="float">
            <text:p>-0,5</text:p>
          </table:table-cell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table:number-columns-repeated="4"/>
          <table:table-cell table:formula="of:=[.$D$3]*([.B36]^3)+[.$D$4]*([.B36]^2)+[.$D$5]*([.B36])+[.$D$6]" office:value-type="float" office:value="5244.500702119" calcext:value-type="float">
            <text:p>5245</text:p>
          </table:table-cell>
          <table:table-cell/>
          <table:table-cell table:style-name="ce2" table:formula="of:=([.$G$1]*[.G36])/([.$I$1]+[.G36])" office:value-type="float" office:value="1.72012872202171" calcext:value-type="float">
            <text:p>1,720</text:p>
          </table:table-cell>
          <table:table-cell/>
          <table:table-cell table:formula="of:=2*[.I36]*102.3" office:value-type="float" office:value="351.938336525642" calcext:value-type="float">
            <text:p>352</text:p>
          </table:table-cell>
          <table:table-cell table:number-columns-repeated="5"/>
          <table:table-cell table:formula="of:= [.$P$3]*[.K36]+[.$P$4]" office:value-type="float" office:value="44.2374178965265" calcext:value-type="float">
            <text:p>44,2</text:p>
          </table:table-cell>
          <table:table-cell table:formula="of:=[.B36]-[.Q36]" office:value-type="float" office:value="-1.23741789652649" calcext:value-type="float">
            <text:p>-1,2</text:p>
          </table:table-cell>
          <table:table-cell table:number-columns-repeated="2"/>
          <table:table-cell table:formula="of:=[.$T$3]*([.K36]^2)+[.$T$4]*[.K36]+[.$T$5]" office:value-type="float" office:value="43.541447623608" calcext:value-type="float">
            <text:p>43,5</text:p>
          </table:table-cell>
          <table:table-cell table:formula="of:=[.B36]-[.U36]" office:value-type="float" office:value="-0.541447623607986" calcext:value-type="float">
            <text:p>-0,5</text:p>
          </table:table-cell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table:number-columns-repeated="4"/>
          <table:table-cell table:formula="of:=[.$D$3]*([.B37]^3)+[.$D$4]*([.B37]^2)+[.$D$5]*([.B37])+[.$D$6]" office:value-type="float" office:value="5073.725208128" calcext:value-type="float">
            <text:p>5074</text:p>
          </table:table-cell>
          <table:table-cell/>
          <table:table-cell table:style-name="ce2" table:formula="of:=([.$G$1]*[.G37])/([.$I$1]+[.G37])" office:value-type="float" office:value="1.68296991555616" calcext:value-type="float">
            <text:p>1,683</text:p>
          </table:table-cell>
          <table:table-cell/>
          <table:table-cell table:formula="of:=2*[.I37]*102.3" office:value-type="float" office:value="344.335644722791" calcext:value-type="float">
            <text:p>344</text:p>
          </table:table-cell>
          <table:table-cell table:number-columns-repeated="5"/>
          <table:table-cell table:formula="of:= [.$P$3]*[.K37]+[.$P$4]" office:value-type="float" office:value="45.1298068070153" calcext:value-type="float">
            <text:p>45,1</text:p>
          </table:table-cell>
          <table:table-cell table:formula="of:=[.B37]-[.Q37]" office:value-type="float" office:value="-1.12980680701531" calcext:value-type="float">
            <text:p>-1,1</text:p>
          </table:table-cell>
          <table:table-cell table:number-columns-repeated="2"/>
          <table:table-cell table:formula="of:=[.$T$3]*([.K37]^2)+[.$T$4]*[.K37]+[.$T$5]" office:value-type="float" office:value="44.5344225025828" calcext:value-type="float">
            <text:p>44,5</text:p>
          </table:table-cell>
          <table:table-cell table:formula="of:=[.B37]-[.U37]" office:value-type="float" office:value="-0.534422502582778" calcext:value-type="float">
            <text:p>-0,5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number-columns-repeated="4"/>
          <table:table-cell table:formula="of:=[.$D$3]*([.B38]^3)+[.$D$4]*([.B38]^2)+[.$D$5]*([.B38])+[.$D$6]" office:value-type="float" office:value="4909.976986625" calcext:value-type="float">
            <text:p>4910</text:p>
          </table:table-cell>
          <table:table-cell/>
          <table:table-cell table:style-name="ce2" table:formula="of:=([.$G$1]*[.G38])/([.$I$1]+[.G38])" office:value-type="float" office:value="1.64654076630349" calcext:value-type="float">
            <text:p>1,647</text:p>
          </table:table-cell>
          <table:table-cell/>
          <table:table-cell table:formula="of:=2*[.I38]*102.3" office:value-type="float" office:value="336.882240785695" calcext:value-type="float">
            <text:p>337</text:p>
          </table:table-cell>
          <table:table-cell table:number-columns-repeated="5"/>
          <table:table-cell table:formula="of:= [.$P$3]*[.K38]+[.$P$4]" office:value-type="float" office:value="46.0046726034119" calcext:value-type="float">
            <text:p>46,0</text:p>
          </table:table-cell>
          <table:table-cell table:formula="of:=[.B38]-[.Q38]" office:value-type="float" office:value="-1.00467260341187" calcext:value-type="float">
            <text:p>-1,0</text:p>
          </table:table-cell>
          <table:table-cell table:number-columns-repeated="2"/>
          <table:table-cell table:formula="of:=[.$T$3]*([.K38]^2)+[.$T$4]*[.K38]+[.$T$5]" office:value-type="float" office:value="45.5157466917819" calcext:value-type="float">
            <text:p>45,5</text:p>
          </table:table-cell>
          <table:table-cell table:formula="of:=[.B38]-[.U38]" office:value-type="float" office:value="-0.515746691781914" calcext:value-type="float">
            <text:p>-0,5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number-columns-repeated="4"/>
          <table:table-cell table:formula="of:=[.$D$3]*([.B39]^3)+[.$D$4]*([.B39]^2)+[.$D$5]*([.B39])+[.$D$6]" office:value-type="float" office:value="4752.816270712" calcext:value-type="float">
            <text:p>4753</text:p>
          </table:table-cell>
          <table:table-cell/>
          <table:table-cell table:style-name="ce2" table:formula="of:=([.$G$1]*[.G39])/([.$I$1]+[.G39])" office:value-type="float" office:value="1.61081660053868" calcext:value-type="float">
            <text:p>1,611</text:p>
          </table:table-cell>
          <table:table-cell/>
          <table:table-cell table:formula="of:=2*[.I39]*102.3" office:value-type="float" office:value="329.573076470213" calcext:value-type="float">
            <text:p>330</text:p>
          </table:table-cell>
          <table:table-cell table:number-columns-repeated="5"/>
          <table:table-cell table:formula="of:= [.$P$3]*[.K39]+[.$P$4]" office:value-type="float" office:value="46.8626078386178" calcext:value-type="float">
            <text:p>46,9</text:p>
          </table:table-cell>
          <table:table-cell table:formula="of:=[.B39]-[.Q39]" office:value-type="float" office:value="-0.862607838617755" calcext:value-type="float">
            <text:p>-0,9</text:p>
          </table:table-cell>
          <table:table-cell table:number-columns-repeated="2"/>
          <table:table-cell table:formula="of:=[.$T$3]*([.K39]^2)+[.$T$4]*[.K39]+[.$T$5]" office:value-type="float" office:value="46.485625767696" calcext:value-type="float">
            <text:p>46,5</text:p>
          </table:table-cell>
          <table:table-cell table:formula="of:=[.B39]-[.U39]" office:value-type="float" office:value="-0.485625767696007" calcext:value-type="float">
            <text:p>-0,5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table:formula="of:=[.$D$3]*([.B40]^3)+[.$D$4]*([.B40]^2)+[.$D$5]*([.B40])+[.$D$6]" office:value-type="float" office:value="4601.803293491" calcext:value-type="float">
            <text:p>4602</text:p>
          </table:table-cell>
          <table:table-cell/>
          <table:table-cell table:style-name="ce2" table:formula="of:=([.$G$1]*[.G40])/([.$I$1]+[.G40])" office:value-type="float" office:value="1.57576540410674" calcext:value-type="float">
            <text:p>1,576</text:p>
          </table:table-cell>
          <table:table-cell/>
          <table:table-cell table:formula="of:=2*[.I40]*102.3" office:value-type="float" office:value="322.401601680239" calcext:value-type="float">
            <text:p>322</text:p>
          </table:table-cell>
          <table:table-cell table:number-columns-repeated="5"/>
          <table:table-cell table:formula="of:= [.$P$3]*[.K40]+[.$P$4]" office:value-type="float" office:value="47.7043813499448" calcext:value-type="float">
            <text:p>47,7</text:p>
          </table:table-cell>
          <table:table-cell table:formula="of:=[.B40]-[.Q40]" office:value-type="float" office:value="-0.704381349944825" calcext:value-type="float">
            <text:p>-0,7</text:p>
          </table:table-cell>
          <table:table-cell table:number-columns-repeated="2"/>
          <table:table-cell table:formula="of:=[.$T$3]*([.K40]^2)+[.$T$4]*[.K40]+[.$T$5]" office:value-type="float" office:value="47.4444964461105" calcext:value-type="float">
            <text:p>47,4</text:p>
          </table:table-cell>
          <table:table-cell table:formula="of:=[.B40]-[.U40]" office:value-type="float" office:value="-0.444496446110477" calcext:value-type="float">
            <text:p>-0,4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number-columns-repeated="4"/>
          <table:table-cell table:formula="of:=[.$D$3]*([.B41]^3)+[.$D$4]*([.B41]^2)+[.$D$5]*([.B41])+[.$D$6]" office:value-type="float" office:value="4456.498288064" calcext:value-type="float">
            <text:p>4456</text:p>
          </table:table-cell>
          <table:table-cell/>
          <table:table-cell table:style-name="ce2" table:formula="of:=([.$G$1]*[.G41])/([.$I$1]+[.G41])" office:value-type="float" office:value="1.54134777290553" calcext:value-type="float">
            <text:p>1,541</text:p>
          </table:table-cell>
          <table:table-cell/>
          <table:table-cell table:formula="of:=2*[.I41]*102.3" office:value-type="float" office:value="315.359754336471" calcext:value-type="float">
            <text:p>315</text:p>
          </table:table-cell>
          <table:table-cell table:number-columns-repeated="5"/>
          <table:table-cell table:formula="of:= [.$P$3]*[.K41]+[.$P$4]" office:value-type="float" office:value="48.5309394482986" calcext:value-type="float">
            <text:p>48,5</text:p>
          </table:table-cell>
          <table:table-cell table:formula="of:=[.B41]-[.Q41]" office:value-type="float" office:value="-0.530939448298646" calcext:value-type="float">
            <text:p>-0,5</text:p>
          </table:table-cell>
          <table:table-cell table:number-columns-repeated="2"/>
          <table:table-cell table:formula="of:=[.$T$3]*([.K41]^2)+[.$T$4]*[.K41]+[.$T$5]" office:value-type="float" office:value="48.3930343437453" calcext:value-type="float">
            <text:p>48,4</text:p>
          </table:table-cell>
          <table:table-cell table:formula="of:=[.B41]-[.U41]" office:value-type="float" office:value="-0.393034343745299" calcext:value-type="float">
            <text:p>-0,4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number-columns-repeated="4"/>
          <table:table-cell table:formula="of:=[.$D$3]*([.B42]^3)+[.$D$4]*([.B42]^2)+[.$D$5]*([.B42])+[.$D$6]" office:value-type="float" office:value="4316.46148753299" calcext:value-type="float">
            <text:p>4316</text:p>
          </table:table-cell>
          <table:table-cell/>
          <table:table-cell table:style-name="ce2" table:formula="of:=([.$G$1]*[.G42])/([.$I$1]+[.G42])" office:value-type="float" office:value="1.50751688582121" calcext:value-type="float">
            <text:p>1,508</text:p>
          </table:table-cell>
          <table:table-cell/>
          <table:table-cell table:formula="of:=2*[.I42]*102.3" office:value-type="float" office:value="308.437954839019" calcext:value-type="float">
            <text:p>308</text:p>
          </table:table-cell>
          <table:table-cell table:number-columns-repeated="5"/>
          <table:table-cell table:formula="of:= [.$P$3]*[.K42]+[.$P$4]" office:value-type="float" office:value="49.3434065681466" calcext:value-type="float">
            <text:p>49,3</text:p>
          </table:table-cell>
          <table:table-cell table:formula="of:=[.B42]-[.Q42]" office:value-type="float" office:value="-0.343406568146563" calcext:value-type="float">
            <text:p>-0,3</text:p>
          </table:table-cell>
          <table:table-cell table:number-columns-repeated="2"/>
          <table:table-cell table:formula="of:=[.$T$3]*([.K42]^2)+[.$T$4]*[.K42]+[.$T$5]" office:value-type="float" office:value="49.3321608163347" calcext:value-type="float">
            <text:p>49,3</text:p>
          </table:table-cell>
          <table:table-cell table:formula="of:=[.B42]-[.U42]" office:value-type="float" office:value="-0.332160816334685" calcext:value-type="float">
            <text:p>-0,3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number-columns-repeated="4"/>
          <table:table-cell table:formula="of:=[.$D$3]*([.B43]^3)+[.$D$4]*([.B43]^2)+[.$D$5]*([.B43])+[.$D$6]" office:value-type="float" office:value="4181.253125" calcext:value-type="float">
            <text:p>4181</text:p>
          </table:table-cell>
          <table:table-cell/>
          <table:table-cell table:style-name="ce2" table:formula="of:=([.$G$1]*[.G43])/([.$I$1]+[.G43])" office:value-type="float" office:value="1.4742184940021" calcext:value-type="float">
            <text:p>1,474</text:p>
          </table:table-cell>
          <table:table-cell/>
          <table:table-cell table:formula="of:=2*[.I43]*102.3" office:value-type="float" office:value="301.625103872829" calcext:value-type="float">
            <text:p>302</text:p>
          </table:table-cell>
          <table:table-cell table:number-columns-repeated="5"/>
          <table:table-cell table:formula="of:= [.$P$3]*[.K43]+[.$P$4]" office:value-type="float" office:value="50.143085525113" calcext:value-type="float">
            <text:p>50,1</text:p>
          </table:table-cell>
          <table:table-cell table:formula="of:=[.B43]-[.Q43]" office:value-type="float" office:value="-0.14308552511303" calcext:value-type="float">
            <text:p>-0,1</text:p>
          </table:table-cell>
          <table:table-cell table:number-columns-repeated="2"/>
          <table:table-cell table:formula="of:=[.$T$3]*([.K43]^2)+[.$T$4]*[.K43]+[.$T$5]" office:value-type="float" office:value="50.2630490699912" calcext:value-type="float">
            <text:p>50,3</text:p>
          </table:table-cell>
          <table:table-cell table:formula="of:=[.B43]-[.U43]" office:value-type="float" office:value="-0.26304906999119" calcext:value-type="float">
            <text:p>-0,3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number-columns-repeated="4"/>
          <table:table-cell table:formula="of:=[.$D$3]*([.B44]^3)+[.$D$4]*([.B44]^2)+[.$D$5]*([.B44])+[.$D$6]" office:value-type="float" office:value="4050.43343356701" calcext:value-type="float">
            <text:p>4050</text:p>
          </table:table-cell>
          <table:table-cell/>
          <table:table-cell table:style-name="ce2" table:formula="of:=([.$G$1]*[.G44])/([.$I$1]+[.G44])" office:value-type="float" office:value="1.4413909196176" calcext:value-type="float">
            <text:p>1,441</text:p>
          </table:table-cell>
          <table:table-cell/>
          <table:table-cell table:formula="of:=2*[.I44]*102.3" office:value-type="float" office:value="294.908582153761" calcext:value-type="float">
            <text:p>295</text:p>
          </table:table-cell>
          <table:table-cell table:number-columns-repeated="5"/>
          <table:table-cell table:formula="of:= [.$P$3]*[.K44]+[.$P$4]" office:value-type="float" office:value="50.9314575457842" calcext:value-type="float">
            <text:p>50,9</text:p>
          </table:table-cell>
          <table:table-cell table:formula="of:=[.B44]-[.Q44]" office:value-type="float" office:value="0.0685424542158231" calcext:value-type="float">
            <text:p>0,1</text:p>
          </table:table-cell>
          <table:table-cell table:number-columns-repeated="2"/>
          <table:table-cell table:formula="of:=[.$T$3]*([.K44]^2)+[.$T$4]*[.K44]+[.$T$5]" office:value-type="float" office:value="51.1871297867389" calcext:value-type="float">
            <text:p>51,2</text:p>
          </table:table-cell>
          <table:table-cell table:formula="of:=[.B44]-[.U44]" office:value-type="float" office:value="-0.187129786738893" calcext:value-type="float">
            <text:p>-0,2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table:number-columns-repeated="4"/>
          <table:table-cell table:formula="of:=[.$D$3]*([.B45]^3)+[.$D$4]*([.B45]^2)+[.$D$5]*([.B45])+[.$D$6]" office:value-type="float" office:value="3923.562646336" calcext:value-type="float">
            <text:p>3924</text:p>
          </table:table-cell>
          <table:table-cell/>
          <table:table-cell table:style-name="ce2" table:formula="of:=([.$G$1]*[.G45])/([.$I$1]+[.G45])" office:value-type="float" office:value="1.4089650565721" calcext:value-type="float">
            <text:p>1,409</text:p>
          </table:table-cell>
          <table:table-cell/>
          <table:table-cell table:formula="of:=2*[.I45]*102.3" office:value-type="float" office:value="288.274250574652" calcext:value-type="float">
            <text:p>288</text:p>
          </table:table-cell>
          <table:table-cell table:number-columns-repeated="5"/>
          <table:table-cell table:formula="of:= [.$P$3]*[.K45]+[.$P$4]" office:value-type="float" office:value="51.7101822505635" calcext:value-type="float">
            <text:p>51,7</text:p>
          </table:table-cell>
          <table:table-cell table:formula="of:=[.B45]-[.Q45]" office:value-type="float" office:value="0.289817749436509" calcext:value-type="float">
            <text:p>0,3</text:p>
          </table:table-cell>
          <table:table-cell table:number-columns-repeated="2"/>
          <table:table-cell table:formula="of:=[.$T$3]*([.K45]^2)+[.$T$4]*[.K45]+[.$T$5]" office:value-type="float" office:value="52.1060965476401" calcext:value-type="float">
            <text:p>52,1</text:p>
          </table:table-cell>
          <table:table-cell table:formula="of:=[.B45]-[.U45]" office:value-type="float" office:value="-0.106096547640128" calcext:value-type="float">
            <text:p>-0,1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table:number-columns-repeated="4"/>
          <table:table-cell table:formula="of:=[.$D$3]*([.B46]^3)+[.$D$4]*([.B46]^2)+[.$D$5]*([.B46])+[.$D$6]" office:value-type="float" office:value="3800.200996409" calcext:value-type="float">
            <text:p>3800</text:p>
          </table:table-cell>
          <table:table-cell/>
          <table:table-cell table:style-name="ce2" table:formula="of:=([.$G$1]*[.G46])/([.$I$1]+[.G46])" office:value-type="float" office:value="1.37686436501826" calcext:value-type="float">
            <text:p>1,377</text:p>
          </table:table-cell>
          <table:table-cell/>
          <table:table-cell table:formula="of:=2*[.I46]*102.3" office:value-type="float" office:value="281.706449082735" calcext:value-type="float">
            <text:p>282</text:p>
          </table:table-cell>
          <table:table-cell table:number-columns-repeated="5"/>
          <table:table-cell table:formula="of:= [.$P$3]*[.K46]+[.$P$4]" office:value-type="float" office:value="52.4810977854377" calcext:value-type="float">
            <text:p>52,5</text:p>
          </table:table-cell>
          <table:table-cell table:formula="of:=[.B46]-[.Q46]" office:value-type="float" office:value="0.518902214562282" calcext:value-type="float">
            <text:p>0,5</text:p>
          </table:table-cell>
          <table:table-cell table:number-columns-repeated="2"/>
          <table:table-cell table:formula="of:=[.$T$3]*([.K46]^2)+[.$T$4]*[.K46]+[.$T$5]" office:value-type="float" office:value="53.0219113782089" calcext:value-type="float">
            <text:p>53,0</text:p>
          </table:table-cell>
          <table:table-cell table:formula="of:=[.B46]-[.U46]" office:value-type="float" office:value="-0.021911378208884" calcext:value-type="float">
            <text:p>0,0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table:formula="of:=[.$D$3]*([.B47]^3)+[.$D$4]*([.B47]^2)+[.$D$5]*([.B47])+[.$D$6]" office:value-type="float" office:value="3679.908716888" calcext:value-type="float">
            <text:p>3680</text:p>
          </table:table-cell>
          <table:table-cell/>
          <table:table-cell table:style-name="ce2" table:formula="of:=([.$G$1]*[.G47])/([.$I$1]+[.G47])" office:value-type="float" office:value="1.34500485092606" calcext:value-type="float">
            <text:p>1,345</text:p>
          </table:table-cell>
          <table:table-cell/>
          <table:table-cell table:formula="of:=2*[.I47]*102.3" office:value-type="float" office:value="275.187992499471" calcext:value-type="float">
            <text:p>275</text:p>
          </table:table-cell>
          <table:table-cell table:number-columns-repeated="5"/>
          <table:table-cell table:formula="of:= [.$P$3]*[.K47]+[.$P$4]" office:value-type="float" office:value="53.2462213126372" calcext:value-type="float">
            <text:p>53,2</text:p>
          </table:table-cell>
          <table:table-cell table:formula="of:=[.B47]-[.Q47]" office:value-type="float" office:value="0.753778687362768" calcext:value-type="float">
            <text:p>0,8</text:p>
          </table:table-cell>
          <table:table-cell table:number-columns-repeated="2"/>
          <table:table-cell table:formula="of:=[.$T$3]*([.K47]^2)+[.$T$4]*[.K47]+[.$T$5]" office:value-type="float" office:value="53.9368107813356" calcext:value-type="float">
            <text:p>53,9</text:p>
          </table:table-cell>
          <table:table-cell table:formula="of:=[.B47]-[.U47]" office:value-type="float" office:value="0.0631892186644265" calcext:value-type="float">
            <text:p>0,1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table:formula="of:=[.$D$3]*([.B48]^3)+[.$D$4]*([.B48]^2)+[.$D$5]*([.B48])+[.$D$6]" office:value-type="float" office:value="3562.246040875" calcext:value-type="float">
            <text:p>3562</text:p>
          </table:table-cell>
          <table:table-cell/>
          <table:table-cell table:style-name="ce2" table:formula="of:=([.$G$1]*[.G48])/([.$I$1]+[.G48])" office:value-type="float" office:value="1.31329502139204" calcext:value-type="float">
            <text:p>1,313</text:p>
          </table:table-cell>
          <table:table-cell/>
          <table:table-cell table:formula="of:=2*[.I48]*102.3" office:value-type="float" office:value="268.700161376811" calcext:value-type="float">
            <text:p>269</text:p>
          </table:table-cell>
          <table:table-cell table:number-columns-repeated="5"/>
          <table:table-cell table:formula="of:= [.$P$3]*[.K48]+[.$P$4]" office:value-type="float" office:value="54.0077500839095" calcext:value-type="float">
            <text:p>54,0</text:p>
          </table:table-cell>
          <table:table-cell table:formula="of:=[.B48]-[.Q48]" office:value-type="float" office:value="0.992249916090515" calcext:value-type="float">
            <text:p>1,0</text:p>
          </table:table-cell>
          <table:table-cell table:number-columns-repeated="2"/>
          <table:table-cell table:formula="of:=[.$T$3]*([.K48]^2)+[.$T$4]*[.K48]+[.$T$5]" office:value-type="float" office:value="54.8533126636522" calcext:value-type="float">
            <text:p>54,9</text:p>
          </table:table-cell>
          <table:table-cell table:formula="of:=[.B48]-[.U48]" office:value-type="float" office:value="0.146687336347838" calcext:value-type="float">
            <text:p>0,1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table:number-columns-repeated="4"/>
          <table:table-cell table:formula="of:=[.$D$3]*([.B49]^3)+[.$D$4]*([.B49]^2)+[.$D$5]*([.B49])+[.$D$6]" office:value-type="float" office:value="3446.773201472" calcext:value-type="float">
            <text:p>3447</text:p>
          </table:table-cell>
          <table:table-cell/>
          <table:table-cell table:style-name="ce2" table:formula="of:=([.$G$1]*[.G49])/([.$I$1]+[.G49])" office:value-type="float" office:value="1.28163580579119" calcext:value-type="float">
            <text:p>1,282</text:p>
          </table:table-cell>
          <table:table-cell/>
          <table:table-cell table:formula="of:=2*[.I49]*102.3" office:value-type="float" office:value="262.222685864878" calcext:value-type="float">
            <text:p>262</text:p>
          </table:table-cell>
          <table:table-cell table:number-columns-repeated="5"/>
          <table:table-cell table:formula="of:= [.$P$3]*[.K49]+[.$P$4]" office:value-type="float" office:value="54.7680633340986" calcext:value-type="float">
            <text:p>54,8</text:p>
          </table:table-cell>
          <table:table-cell table:formula="of:=[.B49]-[.Q49]" office:value-type="float" office:value="1.23193666590142" calcext:value-type="float">
            <text:p>1,2</text:p>
          </table:table-cell>
          <table:table-cell table:number-columns-repeated="2"/>
          <table:table-cell table:formula="of:=[.$T$3]*([.K49]^2)+[.$T$4]*[.K49]+[.$T$5]" office:value-type="float" office:value="55.7742246034215" calcext:value-type="float">
            <text:p>55,8</text:p>
          </table:table-cell>
          <table:table-cell table:formula="of:=[.B49]-[.U49]" office:value-type="float" office:value="0.22577539657852" calcext:value-type="float">
            <text:p>0,2</text:p>
          </table:table-cell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table:number-columns-repeated="4"/>
          <table:table-cell table:formula="of:=[.$D$3]*([.B50]^3)+[.$D$4]*([.B50]^2)+[.$D$5]*([.B50])+[.$D$6]" office:value-type="float" office:value="3333.050431781" calcext:value-type="float">
            <text:p>3333</text:p>
          </table:table-cell>
          <table:table-cell/>
          <table:table-cell table:style-name="ce2" table:formula="of:=([.$G$1]*[.G50])/([.$I$1]+[.G50])" office:value-type="float" office:value="1.24992043225017" calcext:value-type="float">
            <text:p>1,250</text:p>
          </table:table-cell>
          <table:table-cell/>
          <table:table-cell table:formula="of:=2*[.I50]*102.3" office:value-type="float" office:value="255.733720438384" calcext:value-type="float">
            <text:p>256</text:p>
          </table:table-cell>
          <table:table-cell table:number-columns-repeated="5"/>
          <table:table-cell table:formula="of:= [.$P$3]*[.K50]+[.$P$4]" office:value-type="float" office:value="55.5297252477089" calcext:value-type="float">
            <text:p>55,5</text:p>
          </table:table-cell>
          <table:table-cell table:formula="of:=[.B50]-[.Q50]" office:value-type="float" office:value="1.4702747522911" calcext:value-type="float">
            <text:p>1,5</text:p>
          </table:table-cell>
          <table:table-cell table:number-columns-repeated="2"/>
          <table:table-cell table:formula="of:=[.$T$3]*([.K50]^2)+[.$T$4]*[.K50]+[.$T$5]" office:value-type="float" office:value="56.7026539533188" calcext:value-type="float">
            <text:p>56,7</text:p>
          </table:table-cell>
          <table:table-cell table:formula="of:=[.B50]-[.U50]" office:value-type="float" office:value="0.297346046681199" calcext:value-type="float">
            <text:p>0,3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table:number-columns-repeated="4"/>
          <table:table-cell table:formula="of:=[.$D$3]*([.B51]^3)+[.$D$4]*([.B51]^2)+[.$D$5]*([.B51])+[.$D$6]" office:value-type="float" office:value="3220.637964904" calcext:value-type="float">
            <text:p>3221</text:p>
          </table:table-cell>
          <table:table-cell/>
          <table:table-cell table:style-name="ce2" table:formula="of:=([.$G$1]*[.G51])/([.$I$1]+[.G51])" office:value-type="float" office:value="1.21803424821617" calcext:value-type="float">
            <text:p>1,218</text:p>
          </table:table-cell>
          <table:table-cell/>
          <table:table-cell table:formula="of:=2*[.I51]*102.3" office:value-type="float" office:value="249.209807185029" calcext:value-type="float">
            <text:p>249</text:p>
          </table:table-cell>
          <table:table-cell table:number-columns-repeated="5"/>
          <table:table-cell table:formula="of:= [.$P$3]*[.K51]+[.$P$4]" office:value-type="float" office:value="56.2954892680396" calcext:value-type="float">
            <text:p>56,3</text:p>
          </table:table-cell>
          <table:table-cell table:formula="of:=[.B51]-[.Q51]" office:value-type="float" office:value="1.70451073196043" calcext:value-type="float">
            <text:p>1,7</text:p>
          </table:table-cell>
          <table:table-cell table:number-columns-repeated="2"/>
          <table:table-cell table:formula="of:=[.$T$3]*([.K51]^2)+[.$T$4]*[.K51]+[.$T$5]" office:value-type="float" office:value="57.6420203220078" calcext:value-type="float">
            <text:p>57,6</text:p>
          </table:table-cell>
          <table:table-cell table:formula="of:=[.B51]-[.U51]" office:value-type="float" office:value="0.35797967799224" calcext:value-type="float">
            <text:p>0,4</text:p>
          </table:table-cell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table:number-columns-repeated="4"/>
          <table:table-cell table:formula="of:=[.$D$3]*([.B52]^3)+[.$D$4]*([.B52]^2)+[.$D$5]*([.B52])+[.$D$6]" office:value-type="float" office:value="3109.09603394301" calcext:value-type="float">
            <text:p>3109</text:p>
          </table:table-cell>
          <table:table-cell/>
          <table:table-cell table:style-name="ce2" table:formula="of:=([.$G$1]*[.G52])/([.$I$1]+[.G52])" office:value-type="float" office:value="1.18585447306691" calcext:value-type="float">
            <text:p>1,186</text:p>
          </table:table-cell>
          <table:table-cell/>
          <table:table-cell table:formula="of:=2*[.I52]*102.3" office:value-type="float" office:value="242.62582518949" calcext:value-type="float">
            <text:p>243</text:p>
          </table:table-cell>
          <table:table-cell table:number-columns-repeated="5"/>
          <table:table-cell table:formula="of:= [.$P$3]*[.K52]+[.$P$4]" office:value-type="float" office:value="57.0683040383915" calcext:value-type="float">
            <text:p>57,1</text:p>
          </table:table-cell>
          <table:table-cell table:formula="of:=[.B52]-[.Q52]" office:value-type="float" office:value="1.93169596160849" calcext:value-type="float">
            <text:p>1,9</text:p>
          </table:table-cell>
          <table:table-cell table:number-columns-repeated="2"/>
          <table:table-cell table:formula="of:=[.$T$3]*([.K52]^2)+[.$T$4]*[.K52]+[.$T$5]" office:value-type="float" office:value="58.5960710368161" calcext:value-type="float">
            <text:p>58,6</text:p>
          </table:table-cell>
          <table:table-cell table:formula="of:=[.B52]-[.U52]" office:value-type="float" office:value="0.403928963183908" calcext:value-type="float">
            <text:p>0,4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[.$D$3]*([.B53]^3)+[.$D$4]*([.B53]^2)+[.$D$5]*([.B53])+[.$D$6]" office:value-type="float" office:value="2997.98487199999" calcext:value-type="float">
            <text:p>2998</text:p>
          </table:table-cell>
          <table:table-cell/>
          <table:table-cell table:style-name="ce2" table:formula="of:=([.$G$1]*[.G53])/([.$I$1]+[.G53])" office:value-type="float" office:value="1.15324986970026" calcext:value-type="float">
            <text:p>1,153</text:p>
          </table:table-cell>
          <table:table-cell/>
          <table:table-cell table:formula="of:=2*[.I53]*102.3" office:value-type="float" office:value="235.954923340674" calcext:value-type="float">
            <text:p>236</text:p>
          </table:table-cell>
          <table:table-cell table:number-columns-repeated="5"/>
          <table:table-cell table:formula="of:= [.$P$3]*[.K53]+[.$P$4]" office:value-type="float" office:value="57.8513212890199" calcext:value-type="float">
            <text:p>57,9</text:p>
          </table:table-cell>
          <table:table-cell table:formula="of:=[.B53]-[.Q53]" office:value-type="float" office:value="2.14867871098006" calcext:value-type="float">
            <text:p>2,1</text:p>
          </table:table-cell>
          <table:table-cell table:number-columns-repeated="2"/>
          <table:table-cell table:formula="of:=[.$T$3]*([.K53]^2)+[.$T$4]*[.K53]+[.$T$5]" office:value-type="float" office:value="59.5689002592738" calcext:value-type="float">
            <text:p>59,6</text:p>
          </table:table-cell>
          <table:table-cell table:formula="of:=[.B53]-[.U53]" office:value-type="float" office:value="0.431099740726154" calcext:value-type="float">
            <text:p>0,4</text:p>
          </table:table-cell>
        </table:table-row>
        <table:table-row table:style-name="ro3" table:number-rows-repeated="1048522">
          <table:table-cell table:number-columns-repeated="22"/>
        </table:table-row>
        <table:table-row table:style-name="ro3">
          <table:table-cell table:number-columns-repeated="22"/>
        </table:table-row>
      </table:table>
      <table:table table:name="chr" table:style-name="ta1">
        <table:shapes>
          <draw:frame draw:z-index="0" draw:style-name="gr1" svg:width="271.04mm" svg:height="166.27mm" svg:x="81.56mm" svg:y="3.2mm">
            <draw:object draw:notify-on-update-of-ranges="chr.B3:chr.B3 chr.B4:chr.B21 chr.C3:chr.C3 chr.C4:chr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3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zeit</text:p>
          </table:table-cell>
          <table:table-cell office:value-type="string" calcext:value-type="string">
            <text:p>wert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4">
          <table:table-cell/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4"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4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4" table:number-rows-repeated="6">
          <table:table-cell table:number-columns-repeated="10"/>
        </table:table-row>
        <table:table-row table:style-name="ro3" table:number-rows-repeated="11">
          <table:table-cell table:number-columns-repeated="10"/>
        </table:table-row>
        <table:table-row table:style-name="ro4">
          <table:table-cell table:number-columns-repeated="10"/>
        </table:table-row>
        <table:table-row table:style-name="ro4">
          <table:table-cell/>
          <table:table-cell office:value-type="string" calcext:value-type="string">
            <text:p>tg/s</text:p>
          </table:table-cell>
          <table:table-cell/>
          <table:table-cell office:value-type="string" calcext:value-type="string">
            <text:p>kps</text:p>
          </table:table-cell>
          <table:table-cell office:value-type="string" calcext:value-type="string">
            <text:p>ter/s</text:p>
          </table:table-cell>
          <table:table-cell table:number-columns-repeated="5"/>
        </table:table-row>
        <table:table-row table:style-name="ro4">
          <table:table-cell/>
          <table:table-cell table:formula="of:=17*60" office:value-type="float" office:value="1020" calcext:value-type="float">
            <text:p>1020</text:p>
          </table:table-cell>
          <table:table-cell/>
          <table:table-cell office:value-type="float" office:value="1" calcext:value-type="float">
            <text:p>1</text:p>
          </table:table-cell>
          <table:table-cell table:formula="of:=4*60" office:value-type="float" office:value="240" calcext:value-type="float">
            <text:p>240</text:p>
          </table:table-cell>
          <table:table-cell table:number-columns-repeated="5"/>
        </table:table-row>
        <table:table-row table:style-name="ro4">
          <table:table-cell/>
          <table:table-cell table:style-name="ce5"/>
          <table:table-cell table:style-name="ce7" office:value-type="string" calcext:value-type="string" table:number-columns-spanned="3" table:number-rows-spanned="1">
            <text:p>aperiodischer Verlauf</text:p>
          </table:table-cell>
          <table:covered-table-cell table:style-name="ce10"/>
          <table:covered-table-cell table:style-name="ce13"/>
          <table:table-cell table:style-name="ce7" office:value-type="string" calcext:value-type="string" table:number-columns-spanned="3" table:number-rows-spanned="1">
            <text:p>20% Überschwingen</text:p>
          </table:table-cell>
          <table:covered-table-cell table:style-name="ce10"/>
          <table:covered-table-cell table:style-name="ce13"/>
          <table:table-cell table:style-name="ce5"/>
          <table:table-cell/>
        </table:table-row>
        <table:table-row table:style-name="ro4">
          <table:table-cell/>
          <table:table-cell table:style-name="ce5"/>
          <table:table-cell table:style-name="ce8"/>
          <table:table-cell table:style-name="ce11" office:value-type="string" calcext:value-type="string">
            <text:p>Störung</text:p>
          </table:table-cell>
          <table:table-cell table:style-name="ce14" office:value-type="string" calcext:value-type="string">
            <text:p>Führung</text:p>
          </table:table-cell>
          <table:table-cell table:style-name="ce8"/>
          <table:table-cell table:style-name="ce11" office:value-type="string" calcext:value-type="string">
            <text:p>Störung</text:p>
          </table:table-cell>
          <table:table-cell table:style-name="ce14" office:value-type="string" calcext:value-type="string">
            <text:p>Führung</text:p>
          </table:table-cell>
          <table:table-cell table:style-name="ce5"/>
          <table:table-cell office:value-type="string" calcext:value-type="string">
            <text:p>Ki = Kp * dt / Tn</text:p>
          </table:table-cell>
        </table:table-row>
        <table:table-row table:style-name="ro5">
          <table:table-cell/>
          <table:table-cell table:style-name="ce6" office:value-type="string" calcext:value-type="string">
            <text:p>P</text:p>
          </table:table-cell>
          <table:table-cell table:style-name="ce8" office:value-type="string" calcext:value-type="string">
            <text:p>K<text:span text:style-name="T1">PR </text:span><text:span text:style-name="T2">≈ </text:span></text:p>
          </table:table-cell>
          <table:table-cell table:style-name="ce11" table:formula="of:=(0.3*[.B43])/([.D43]*[.E43])" office:value-type="float" office:value="1.275" calcext:value-type="float">
            <text:p>1,275</text:p>
          </table:table-cell>
          <table:table-cell table:style-name="ce14" table:formula="of:=(0.3*[.B43])/([.D43]*[.E43])" office:value-type="float" office:value="1.275" calcext:value-type="float">
            <text:p>1,275</text:p>
          </table:table-cell>
          <table:table-cell table:style-name="ce8" office:value-type="string" calcext:value-type="string">
            <text:p>K<text:span text:style-name="T1">PR </text:span><text:span text:style-name="T2">≈ </text:span></text:p>
          </table:table-cell>
          <table:table-cell table:style-name="ce11" table:formula="of:=(0.7*[.B43])/([.D43]*[.E43])" office:value-type="float" office:value="2.975" calcext:value-type="float">
            <text:p>2,975</text:p>
          </table:table-cell>
          <table:table-cell table:style-name="ce14" table:formula="of:=(0.7*[.B43])/([.D43]*[.E43])" office:value-type="float" office:value="2.975" calcext:value-type="float">
            <text:p>2,975</text:p>
          </table:table-cell>
          <table:table-cell table:style-name="ce5"/>
          <table:table-cell table:formula="of:=([.G47]*1)/[.G48]" office:value-type="float" office:value="0.00538949275362319" calcext:value-type="float">
            <text:p>0,0053894928</text:p>
          </table:table-cell>
        </table:table-row>
        <table:table-row table:style-name="ro5">
          <table:table-cell/>
          <table:table-cell table:style-name="ce6" office:value-type="string" calcext:value-type="string" table:number-columns-spanned="1" table:number-rows-spanned="2">
            <text:p>PI</text:p>
          </table:table-cell>
          <table:table-cell table:style-name="ce8" office:value-type="string" calcext:value-type="string">
            <text:p>K<text:span text:style-name="T1">PR </text:span><text:span text:style-name="T2">≈ </text:span></text:p>
          </table:table-cell>
          <table:table-cell table:style-name="ce11" table:formula="of:=(0.6*[.B43])/([.D43]*[.E43])" office:value-type="float" office:value="2.55" calcext:value-type="float">
            <text:p>2,55</text:p>
          </table:table-cell>
          <table:table-cell table:style-name="ce14" table:formula="of:=(0.35*[.B43])/([.D43]*[.E43])" office:value-type="float" office:value="1.4875" calcext:value-type="float">
            <text:p>1,4875</text:p>
          </table:table-cell>
          <table:table-cell table:style-name="ce8" office:value-type="string" calcext:value-type="string">
            <text:p>K<text:span text:style-name="T1">PR </text:span><text:span text:style-name="T2">≈ </text:span></text:p>
          </table:table-cell>
          <table:table-cell table:style-name="ce11" table:formula="of:=(0.7*[.B43])/([.D43]*[.E43])" office:value-type="float" office:value="2.975" calcext:value-type="float">
            <text:p>2,975</text:p>
          </table:table-cell>
          <table:table-cell table:style-name="ce14" table:formula="of:=(0.6*[.B43])/([.D43]*[.E43])" office:value-type="float" office:value="2.55" calcext:value-type="float">
            <text:p>2,55</text:p>
          </table:table-cell>
          <table:table-cell table:style-name="ce5"/>
          <table:table-cell/>
        </table:table-row>
        <table:table-row table:style-name="ro5">
          <table:table-cell/>
          <table:covered-table-cell table:style-name="ce6"/>
          <table:table-cell table:style-name="ce8" office:value-type="string" calcext:value-type="string">
            <text:p>T<text:span text:style-name="T1">n</text:span><text:span text:style-name="T2"> ≈ </text:span></text:p>
          </table:table-cell>
          <table:table-cell table:style-name="ce11" table:formula="of:=4*[.E43]" office:value-type="float" office:value="960" calcext:value-type="float">
            <text:p>960</text:p>
          </table:table-cell>
          <table:table-cell table:style-name="ce14" table:formula="of:=[.B43]*1.2" office:value-type="float" office:value="1224" calcext:value-type="float">
            <text:p>1224</text:p>
          </table:table-cell>
          <table:table-cell table:style-name="ce8" office:value-type="string" calcext:value-type="string">
            <text:p>T<text:span text:style-name="T1">n</text:span><text:span text:style-name="T2"> ≈ </text:span></text:p>
          </table:table-cell>
          <table:table-cell table:style-name="ce11" table:formula="of:=2.3*[.E43]" office:value-type="float" office:value="552" calcext:value-type="float">
            <text:p>552</text:p>
          </table:table-cell>
          <table:table-cell table:style-name="ce14" table:formula="of:=[.B43]" office:value-type="float" office:value="1020" calcext:value-type="float">
            <text:p>1020</text:p>
          </table:table-cell>
          <table:table-cell table:style-name="ce5"/>
          <table:table-cell/>
        </table:table-row>
        <table:table-row table:style-name="ro5">
          <table:table-cell/>
          <table:table-cell table:style-name="ce6" office:value-type="string" calcext:value-type="string" table:number-columns-spanned="1" table:number-rows-spanned="3">
            <text:p>PID</text:p>
          </table:table-cell>
          <table:table-cell table:style-name="ce8" office:value-type="string" calcext:value-type="string">
            <text:p>K<text:span text:style-name="T1">PR </text:span><text:span text:style-name="T2">≈ </text:span></text:p>
          </table:table-cell>
          <table:table-cell table:style-name="ce11" table:formula="of:=(0.95*[.B43])/([.D43]*[.E43])" office:value-type="float" office:value="4.0375" calcext:value-type="float">
            <text:p>4,0375</text:p>
          </table:table-cell>
          <table:table-cell table:style-name="ce14" table:formula="of:=(0.6*[.B43])/([.D43]*[.E43])" office:value-type="float" office:value="2.55" calcext:value-type="float">
            <text:p>2,55</text:p>
          </table:table-cell>
          <table:table-cell table:style-name="ce8" office:value-type="string" calcext:value-type="string">
            <text:p>K<text:span text:style-name="T1">PR </text:span><text:span text:style-name="T2">≈ </text:span></text:p>
          </table:table-cell>
          <table:table-cell table:style-name="ce11" table:formula="of:=(1.2*[.B43])/([.D43]*[.E43])" office:value-type="float" office:value="5.1" calcext:value-type="float">
            <text:p>5,1</text:p>
          </table:table-cell>
          <table:table-cell table:style-name="ce14" table:formula="of:=(0.95*[.B43])/([.D43]*[.E43])" office:value-type="float" office:value="4.0375" calcext:value-type="float">
            <text:p>4,0375</text:p>
          </table:table-cell>
          <table:table-cell table:style-name="ce5"/>
          <table:table-cell/>
        </table:table-row>
        <table:table-row table:style-name="ro5">
          <table:table-cell/>
          <table:covered-table-cell table:style-name="ce6"/>
          <table:table-cell table:style-name="ce8" office:value-type="string" calcext:value-type="string">
            <text:p>T<text:span text:style-name="T1">n</text:span><text:span text:style-name="T2"> ≈ </text:span></text:p>
          </table:table-cell>
          <table:table-cell table:style-name="ce11" table:formula="of:=2.4*[.E43]" office:value-type="float" office:value="576" calcext:value-type="float">
            <text:p>576</text:p>
          </table:table-cell>
          <table:table-cell table:style-name="ce14" table:formula="of:=[.B43]" office:value-type="float" office:value="1020" calcext:value-type="float">
            <text:p>1020</text:p>
          </table:table-cell>
          <table:table-cell table:style-name="ce8" office:value-type="string" calcext:value-type="string">
            <text:p>T<text:span text:style-name="T1">n</text:span><text:span text:style-name="T2"> ≈ </text:span></text:p>
          </table:table-cell>
          <table:table-cell table:style-name="ce11" table:formula="of:=2*[.E43]" office:value-type="float" office:value="480" calcext:value-type="float">
            <text:p>480</text:p>
          </table:table-cell>
          <table:table-cell table:style-name="ce14" table:formula="of:=[.B43]*1.35" office:value-type="float" office:value="1377" calcext:value-type="float">
            <text:p>1377</text:p>
          </table:table-cell>
          <table:table-cell table:style-name="ce5"/>
          <table:table-cell/>
        </table:table-row>
        <table:table-row table:style-name="ro5">
          <table:table-cell/>
          <table:covered-table-cell table:style-name="ce6"/>
          <table:table-cell table:style-name="ce9" office:value-type="string" calcext:value-type="string">
            <text:p>T<text:span text:style-name="T1">V</text:span><text:span text:style-name="T2"> ≈ </text:span></text:p>
          </table:table-cell>
          <table:table-cell table:style-name="ce12" table:formula="of:=0.42*[.E43]" office:value-type="float" office:value="100.8" calcext:value-type="float">
            <text:p>100,8</text:p>
          </table:table-cell>
          <table:table-cell table:style-name="ce15" table:formula="of:=0.5*[.E43]" office:value-type="float" office:value="120" calcext:value-type="float">
            <text:p>120</text:p>
          </table:table-cell>
          <table:table-cell table:style-name="ce9" office:value-type="string" calcext:value-type="string">
            <text:p>T<text:span text:style-name="T1">V</text:span><text:span text:style-name="T2"> ≈ </text:span></text:p>
          </table:table-cell>
          <table:table-cell table:style-name="ce12" table:formula="of:=0.42*[.E43]" office:value-type="float" office:value="100.8" calcext:value-type="float">
            <text:p>100,8</text:p>
          </table:table-cell>
          <table:table-cell table:style-name="ce15" table:formula="of:=[.E43]*0.47" office:value-type="float" office:value="112.8" calcext:value-type="float">
            <text:p>112,8</text:p>
          </table:table-cell>
          <table:table-cell table:style-name="ce5"/>
          <table:table-cell/>
        </table:table-row>
        <table:table-row table:style-name="ro4">
          <table:table-cell/>
          <table:table-cell table:style-name="ce5" table:number-columns-repeated="8"/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6">
      <number:number number:decimal-places="3" number:min-integer-digits="1"/>
    </number:number-style>
    <number:number-style style:name="N107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.00.0000</text:date>, <text:time style:data-style-name="N2" text:time-value="16:20:09.833708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Wagner</meta:initial-creator>
    <meta:creation-date>2013-11-17T10:50:42</meta:creation-date>
    <dc:date>2015-12-13T16:23:02.631511120</dc:date>
    <dc:creator>Martin Wagner</dc:creator>
    <meta:editing-duration>PT9H20M55S</meta:editing-duration>
    <meta:editing-cycles>7</meta:editing-cycles>
    <meta:generator>LibreOffice/4.2.8.2$Linux_X86_64 LibreOffice_project/420m0$Build-2</meta:generator>
    <meta:document-statistic meta:table-count="3" meta:cell-count="5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50" chart:origin="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27.105cm" svg:height="16.628cm" xlink:href=".." xlink:type="simple" chart:class="chart:scatter" chart:style-name="ch1">
        <chart:legend chart:legend-position="end" svg:x="25.126cm" svg:y="8.015cm" style:legend-expansion="high" chart:style-name="ch2"/>
        <chart:plot-area chart:style-name="ch3" table:cell-range-address="chr.B3:chr.C21" chart:data-source-has-labels="both" svg:x="0.992cm" svg:y="1.264cm" svg:width="23.05cm" svg:height="15.01cm">
          <chartooo:coordinate-region svg:x="1.613cm" svg:y="1.463cm" svg:width="22.242cm" svg:height="13.766cm"/>
          <chart:axis chart:dimension="x" chart:name="primary-x" chart:style-name="ch4" chartooo:axis-type="auto">
            <chart:categories table:cell-range-address="chr.B4:chr.B21"/>
            <chart:grid chart:style-name="ch5" chart:class="major"/>
            <chart:grid chart:style-name="ch5" chart:class="min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series chart:style-name="ch8" chart:values-cell-range-address="chr.C4:chr.C21" chart:label-cell-address="chr.C3:chr.C3" chart:class="chart:scatter">
            <chart:domain table:cell-range-address="chr.B4:chr.B21"/>
            <chart:data-point chart:repeated="18"/>
          </chart:series>
          <chart:wall chart:style-name="ch9"/>
          <chart:floor chart:style-name="ch10"/>
        </chart:plot-area>
        <draw:line draw:style-name="gr1" draw:text-style-name="P1" svg:x1="2.284cm" svg:y1="15.217cm" svg:x2="8.532cm" svg:y2="4.062cm">
          <text:p/>
        </draw:line>
        <draw:line draw:style-name="gr1" draw:text-style-name="P1" svg:x1="8.532cm" svg:y1="4.184cm" svg:x2="8.532cm" svg:y2="15.217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rt</text:p>
                <draw:g>
                  <svg:desc>chr.C3:chr.C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hr.B4:chr.B21</svg:desc>
                </draw:g>
              </table:table-cell>
              <table:table-cell office:value-type="float" office:value="0">
                <text:p>0</text:p>
                <draw:g>
                  <svg:desc>chr.C4:chr.C2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